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51">
      <style:text-properties fo:font-variant="normal" fo:text-transform="none" fo:color="#132a84" style:text-line-through-type="none" style:text-line-through-style="none" style:text-line-through-width="auto" style:text-line-through-color="font-color" style:text-position="0% 100%" fo:font-family="Avenir Next LT Pro Light" fo:font-size="0.11806in" style:font-size-asian="0.11806in" style:font-size-complex="0.118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0625in" fo:padding-bottom="0.05907in" fo:padding-left="0.00625in" fo:padding-right="0.00625in" draw:textarea-vertical-align="middle" draw:textarea-horizontal-align="center" draw:fill="solid" draw:fill-color="#c7cef7" draw:opacity="100%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5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132a84" style:text-line-through-type="none" style:text-line-through-style="none" style:text-line-through-width="auto" style:text-line-through-color="font-color" style:text-position="0% 100%" fo:font-family="Avenir Next LT Pro Light" fo:font-size="0.11806in" style:font-size-asian="0.11806in" style:font-size-complex="0.118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.00625in" fo:padding-bottom="0.05907in" fo:padding-left="0.00625in" fo:padding-right="0.00625in" draw:textarea-vertical-align="middle" draw:textarea-horizontal-align="center" draw:fill="solid" draw:fill-color="#c7cef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59">
      <style:graphic-properties draw:fill="none" draw:stroke="solid" svg:stroke-width="0.01389in" svg:stroke-color="#000000" svg:stroke-opacity="100%"/>
    </style:style>
    <style:style style:family="paragraph" style:name="a360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132a84" style:text-line-through-type="none" style:text-line-through-style="none" style:text-line-through-width="auto" style:text-line-through-color="font-color" style:text-position="0% 100%" fo:font-family="Avenir Next LT Pro Light" fo:font-size="0.11806in" style:font-size-asian="0.11806in" style:font-size-complex="0.118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0625in" fo:padding-bottom="0.05907in" fo:padding-left="0.00625in" fo:padding-right="0.00625in" draw:textarea-vertical-align="middle" draw:textarea-horizontal-align="center" draw:fill="solid" draw:fill-color="#dae1fa" draw:opacity="100%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5">
      <style:paragraph-properties fo:line-height="90%" fo:text-align="center" style:tab-stop-distance="0.4375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7565c" style:text-line-through-type="none" style:text-line-through-style="none" style:text-line-through-width="auto" style:text-line-through-color="font-color" style:text-position="0% 100%" fo:font-family="Avenir Next LT Pro Ligh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0625in" fo:padding-bottom="0.05907in" fo:padding-left="0.00625in" fo:padding-right="0.00625in" draw:textarea-vertical-align="middle" draw:textarea-horizontal-align="center" draw:fill="solid" draw:fill-color="#8beef6" draw:opacity="100%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1806in" style:font-size-asian="0.11806in" style:font-size-complex="0.118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00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201">
      <style:graphic-properties draw:fill="none" draw:stroke="solid" svg:stroke-width="0.00694in" svg:stroke-color="#7f7f7f" svg:stroke-opacity="100%" draw:stroke-linejoin="miter" svg:stroke-linecap="butt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2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">
      <style:graphic-properties draw:fill="none" draw:stroke="solid" svg:stroke-width="0.00694in" svg:stroke-color="#7f7f7f" svg:stroke-opacity="100%" draw:stroke-linejoin="miter" svg:stroke-linecap="butt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5">
      <style:graphic-properties draw:fill="none" draw:stroke="solid" svg:stroke-width="0.00694in" svg:stroke-color="#7f7f7f" svg:stroke-opacity="100%" draw:stroke-linejoin="miter" svg:stroke-linecap="butt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6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207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208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peak Pro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1806in" style:font-size-asian="0.11806in" style:font-size-complex="0.118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1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105239" style:text-line-through-type="none" style:text-line-through-style="none" style:text-line-through-width="auto" style:text-line-through-color="font-color" style:text-position="0% 100%" fo:font-family="Avenir Next LT Pro Light" fo:font-size="0.11806in" style:font-size-asian="0.11806in" style:font-size-complex="0.118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0625in" fo:padding-bottom="0.05907in" fo:padding-left="0.00625in" fo:padding-right="0.00625in" draw:textarea-vertical-align="middle" draw:textarea-horizontal-align="center" draw:fill="solid" draw:fill-color="#caf5e5" draw:opacity="100%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6">
      <style:paragraph-properties fo:line-height="90%" fo:text-align="center" style:tab-stop-distance="0.4375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105239" style:text-line-through-type="none" style:text-line-through-style="none" style:text-line-through-width="auto" style:text-line-through-color="font-color" style:text-position="0% 100%" fo:font-family="Avenir Next LT Pro Ligh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0625in" fo:padding-bottom="0.05907in" fo:padding-left="0.00625in" fo:padding-right="0.00625in" draw:textarea-vertical-align="middle" draw:textarea-horizontal-align="center" draw:fill="solid" draw:fill-color="#96eaca" draw:opacity="100%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5a1d66" style:text-line-through-type="none" style:text-line-through-style="none" style:text-line-through-width="auto" style:text-line-through-color="font-color" style:text-position="0% 100%" fo:font-family="Avenir Next LT Pro Light" fo:font-size="0.11806in" style:font-size-asian="0.11806in" style:font-size-complex="0.118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0625in" fo:padding-bottom="0.05907in" fo:padding-left="0.00625in" fo:padding-right="0.00625in" draw:textarea-vertical-align="middle" draw:textarea-horizontal-align="center" draw:fill="solid" draw:fill-color="#efd8f4" draw:opacity="100%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1806in" style:font-size-asian="0.11806in" style:font-size-complex="0.118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5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132a84" style:text-line-through-type="none" style:text-line-through-style="none" style:text-line-through-width="auto" style:text-line-through-color="font-color" style:text-position="0% 100%" fo:font-family="Avenir Next LT Pro Light" fo:font-size="0.11806in" style:font-size-asian="0.11806in" style:font-size-complex="0.118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.00625in" fo:padding-bottom="0.05907in" fo:padding-left="0.00625in" fo:padding-right="0.00625in" draw:textarea-vertical-align="middle" draw:textarea-horizontal-align="center" draw:fill="solid" draw:fill-color="#dae1fa" draw:opacity="100%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3">
      <style:paragraph-properties fo:line-height="8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">
      <style:paragraph-properties fo:line-height="90%" fo:text-align="center" style:tab-stop-distance="0.4375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 Ligh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1">
      <style:paragraph-properties fo:line-height="90%" fo:text-align="center" style:tab-stop-distance="0.4375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12">
      <style:text-properties fo:font-variant="normal" fo:text-transform="none" fo:color="#0c1653" style:text-line-through-type="none" style:text-line-through-style="none" style:text-line-through-width="auto" style:text-line-through-color="font-color" style:text-position="0% 100%" fo:font-family="Avenir Next LT Pro Ligh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413">
      <style:text-properties fo:font-variant="normal" fo:text-transform="none" fo:color="#0c1653" style:text-line-through-type="none" style:text-line-through-style="none" style:text-line-through-width="auto" style:text-line-through-color="font-color" style:text-position="0% 100%" fo:font-family="Avenir Next LT Pro Light" fo:font-size="0.13611in" style:font-size-asian="0.13611in" style:font-size-complex="0.1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">
      <style:graphic-properties draw:fill="none" draw:stroke="solid" svg:stroke-width="0.00694in" svg:stroke-color="#7f7f7f" svg:stroke-opacity="100%" draw:stroke-linejoin="miter" svg:stroke-linecap="butt"/>
    </style:style>
    <style:style style:family="paragraph" style:name="a414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415">
      <style:graphic-properties fo:wrap-option="wrap" fo:padding-top="0.00625in" fo:padding-bottom="0.05907in" fo:padding-left="0.00625in" fo:padding-right="0.00625in" draw:textarea-vertical-align="middle" draw:textarea-horizontal-align="center" draw:fill="solid" draw:fill-color="#8e9def" draw:opacity="100%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1806in" style:font-size-asian="0.11806in" style:font-size-complex="0.118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7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105239" style:text-line-through-type="none" style:text-line-through-style="none" style:text-line-through-width="auto" style:text-line-through-color="font-color" style:text-position="0% 100%" fo:font-family="Avenir Next LT Pro Light" fo:font-size="0.11806in" style:font-size-asian="0.11806in" style:font-size-complex="0.118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center" style:tab-stop-distance="0.4375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132a84" style:text-line-through-type="none" style:text-line-through-style="none" style:text-line-through-width="auto" style:text-line-through-color="font-color" style:text-position="0% 100%" fo:font-family="Avenir Next LT Pro Ligh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0625in" fo:padding-bottom="0.05907in" fo:padding-left="0.00625in" fo:padding-right="0.00625in" draw:textarea-vertical-align="middle" draw:textarea-horizontal-align="center" draw:fill="solid" draw:fill-color="#b6c3f5" draw:opacity="100%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5">
      <style:paragraph-properties fo:line-height="90%" fo:text-align="center" style:tab-stop-distance="0.4375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5a1d66" style:text-line-through-type="none" style:text-line-through-style="none" style:text-line-through-width="auto" style:text-line-through-color="font-color" style:text-position="0% 100%" fo:font-family="Avenir Next LT Pro Ligh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0625in" fo:padding-bottom="0.05907in" fo:padding-left="0.00625in" fo:padding-right="0.00625in" draw:textarea-vertical-align="middle" draw:textarea-horizontal-align="center" draw:fill="solid" draw:fill-color="#e0b1e9" draw:opacity="100%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1806in" style:font-size-asian="0.11806in" style:font-size-complex="0.118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20">
      <style:graphic-properties fo:wrap-option="wrap" fo:padding-top="0.00625in" fo:padding-bottom="0.05907in" fo:padding-left="0.00625in" fo:padding-right="0.00625in" draw:textarea-vertical-align="middle" draw:textarea-horizontal-align="center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3">
      <style:paragraph-properties fo:line-height="90%" fo:text-align="center" style:tab-stop-distance="0.4375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">
      <style:graphic-properties fo:wrap-option="wrap" fo:padding-top="0.00625in" fo:padding-bottom="0.05907in" fo:padding-left="0.00625in" fo:padding-right="0.00625in" draw:textarea-vertical-align="middle" draw:textarea-horizontal-align="center" draw:fill="solid" draw:fill-color="#efd8f4" draw:opacity="100%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">
      <style:text-properties fo:font-variant="normal" fo:text-transform="none" fo:color="#07565c" style:text-line-through-type="none" style:text-line-through-style="none" style:text-line-through-width="auto" style:text-line-through-color="font-color" style:text-position="0% 100%" fo:font-family="Avenir Next LT Pro Ligh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90%" fo:text-align="center" style:tab-stop-distance="0.4375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">
      <style:graphic-properties fo:wrap-option="wrap" fo:padding-top="0.00625in" fo:padding-bottom="0.05907in" fo:padding-left="0.00625in" fo:padding-right="0.00625in" draw:textarea-vertical-align="middle" draw:textarea-horizontal-align="center" draw:fill="solid" draw:fill-color="#8beef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90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1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192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193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194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420">
      <style:graphic-properties fo:wrap-option="wrap" fo:padding-top="0.00625in" fo:padding-bottom="0.05907in" fo:padding-left="0.00625in" fo:padding-right="0.00625in" draw:textarea-vertical-align="middle" draw:textarea-horizontal-align="center" draw:fill="solid" draw:fill-color="#caf5e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95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6">
      <style:graphic-properties draw:fill="none" draw:stroke="solid" svg:stroke-width="0.00694in" svg:stroke-color="#7f7f7f" svg:stroke-opacity="100%" draw:stroke-linejoin="miter" svg:stroke-linecap="butt"/>
    </style:style>
    <style:style style:family="paragraph" style:name="a422">
      <style:paragraph-properties fo:line-height="90%" fo:text-align="center" style:tab-stop-distance="0.4375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423">
      <style:text-properties fo:font-variant="normal" fo:text-transform="none" fo:color="#005878" style:text-line-through-type="none" style:text-line-through-style="none" style:text-line-through-width="auto" style:text-line-through-color="font-color" style:text-position="0% 100%" fo:font-family="Avenir Next LT Pro Ligh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8">
      <style:graphic-properties draw:fill="none" draw:stroke="solid" svg:stroke-width="0.00694in" svg:stroke-color="#7f7f7f" svg:stroke-opacity="100%" draw:stroke-linejoin="miter" svg:stroke-linecap="butt"/>
    </style:style>
    <style:style style:family="paragraph" style:name="a424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425">
      <style:graphic-properties fo:wrap-option="wrap" fo:padding-top="0.00625in" fo:padding-bottom="0.05907in" fo:padding-left="0.00625in" fo:padding-right="0.00625in" draw:textarea-vertical-align="middle" draw:textarea-horizontal-align="center" draw:fill="solid" draw:fill-color="#93e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1806in" style:font-size-asian="0.11806in" style:font-size-complex="0.118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7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5878" style:text-line-through-type="none" style:text-line-through-style="none" style:text-line-through-width="auto" style:text-line-through-color="font-color" style:text-position="0% 100%" fo:font-family="Avenir Next LT Pro Light" fo:font-size="0.11806in" style:font-size-asian="0.11806in" style:font-size-complex="0.118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5a1d66" style:text-line-through-type="none" style:text-line-through-style="none" style:text-line-through-width="auto" style:text-line-through-color="font-color" style:text-position="0% 100%" fo:font-family="Avenir Next LT Pro Light" fo:font-size="0.11806in" style:font-size-asian="0.11806in" style:font-size-complex="0.118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0625in" fo:padding-bottom="0.05907in" fo:padding-left="0.00625in" fo:padding-right="0.00625in" draw:textarea-vertical-align="middle" draw:textarea-horizontal-align="center" draw:fill="solid" draw:fill-color="#efd8f4" draw:opacity="100%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5">
      <style:paragraph-properties fo:line-height="90%" fo:text-align="center" style:tab-stop-distance="0.437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 Light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 Ligh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center" style:tab-stop-distance="0.4375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0625in" fo:padding-bottom="0.05907in" fo:padding-left="0.00625in" fo:padding-right="0.00625in" draw:textarea-vertical-align="middle" draw:textarea-horizontal-align="center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7565c" style:text-line-through-type="none" style:text-line-through-style="none" style:text-line-through-width="auto" style:text-line-through-color="font-color" style:text-position="0% 100%" fo:font-family="Avenir Next LT Pro Ligh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center" style:tab-stop-distance="0.4375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">
      <style:graphic-properties fo:wrap-option="wrap" fo:padding-top="0.00625in" fo:padding-bottom="0.05907in" fo:padding-left="0.00625in" fo:padding-right="0.00625in" draw:textarea-vertical-align="middle" draw:textarea-horizontal-align="center" draw:fill="solid" draw:fill-color="#c5f7fb" draw:opacity="100%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4">
      <style:text-properties fo:font-variant="normal" fo:text-transform="none" fo:color="#07565c" style:text-line-through-type="none" style:text-line-through-style="none" style:text-line-through-width="auto" style:text-line-through-color="font-color" style:text-position="0% 100%" fo:font-family="Avenir Next LT Pro Ligh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center" style:tab-stop-distance="0.4375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wrap" fo:padding-top="0.00625in" fo:padding-bottom="0.05907in" fo:padding-left="0.00625in" fo:padding-right="0.00625in" draw:textarea-vertical-align="middle" draw:textarea-horizontal-align="center" draw:fill="solid" draw:fill-color="#c5f7fb" draw:opacity="100%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8">
      <style:text-properties fo:font-variant="normal" fo:text-transform="none" fo:color="#07565c" style:text-line-through-type="none" style:text-line-through-style="none" style:text-line-through-width="auto" style:text-line-through-color="font-color" style:text-position="0% 100%" fo:font-family="Avenir Next LT Pro Ligh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center" style:tab-stop-distance="0.4375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wrap" fo:padding-top="0.00625in" fo:padding-bottom="0.05907in" fo:padding-left="0.00625in" fo:padding-right="0.00625in" draw:textarea-vertical-align="middle" draw:textarea-horizontal-align="center" draw:fill="solid" draw:fill-color="#c9f1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1806in" style:font-size-asian="0.11806in" style:font-size-complex="0.118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2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5878" style:text-line-through-type="none" style:text-line-through-style="none" style:text-line-through-width="auto" style:text-line-through-color="font-color" style:text-position="0% 100%" fo:font-family="Avenir Next LT Pro Light" fo:font-size="0.11806in" style:font-size-asian="0.11806in" style:font-size-complex="0.118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0625in" fo:padding-bottom="0.05907in" fo:padding-left="0.00625in" fo:padding-right="0.00625in" draw:textarea-vertical-align="middle" draw:textarea-horizontal-align="center" draw:fill="solid" draw:fill-color="#c9f1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1806in" style:font-size-asian="0.11806in" style:font-size-complex="0.118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7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5878" style:text-line-through-type="none" style:text-line-through-style="none" style:text-line-through-width="auto" style:text-line-through-color="font-color" style:text-position="0% 100%" fo:font-family="Avenir Next LT Pro Light" fo:font-size="0.11806in" style:font-size-asian="0.11806in" style:font-size-complex="0.118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">
      <style:graphic-properties fo:wrap-option="wrap" fo:padding-top="0.00625in" fo:padding-bottom="0.05907in" fo:padding-left="0.00625in" fo:padding-right="0.00625in" draw:textarea-vertical-align="middle" draw:textarea-horizontal-align="center" draw:fill="solid" draw:fill-color="#c5f7fb" draw:opacity="100%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2">
      <style:paragraph-properties fo:line-height="90%" fo:text-align="center" style:tab-stop-distance="0.4375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4">
      <style:paragraph-properties fo:line-height="90%" fo:text-align="center" style:tab-stop-distance="0.4375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7565c" style:text-line-through-type="none" style:text-line-through-style="none" style:text-line-through-width="auto" style:text-line-through-color="font-color" style:text-position="0% 100%" fo:font-family="Avenir Next LT Pro Ligh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132a84" style:text-line-through-type="none" style:text-line-through-style="none" style:text-line-through-width="auto" style:text-line-through-color="font-color" style:text-position="0% 100%" fo:font-family="Avenir Next LT Pro Ligh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">
      <style:graphic-properties fo:wrap-option="wrap" fo:padding-top="0.00625in" fo:padding-bottom="0.05907in" fo:padding-left="0.00625in" fo:padding-right="0.00625in" draw:textarea-vertical-align="middle" draw:textarea-horizontal-align="center" draw:fill="solid" draw:fill-color="#b6c3f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40">
      <style:graphic-properties fo:wrap-option="wrap" fo:padding-top="0.00625in" fo:padding-bottom="0.05907in" fo:padding-left="0.00625in" fo:padding-right="0.00625in" draw:textarea-vertical-align="middle" draw:textarea-horizontal-align="center" draw:fill="solid" draw:fill-color="#c9f1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draw:fill="none" draw:stroke="solid" svg:stroke-width="0.01389in" svg:stroke-color="#000000" svg:stroke-opacity="100%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8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449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1">
      <style:text-properties fo:font-variant="normal" fo:text-transform="none" fo:color="#132a84" style:text-line-through-type="none" style:text-line-through-style="none" style:text-line-through-width="auto" style:text-line-through-color="font-color" style:text-position="0% 100%" fo:font-family="Avenir Next LT Pro Ligh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center" style:tab-stop-distance="0.4375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wrap" fo:padding-top="0.00625in" fo:padding-bottom="0.05907in" fo:padding-left="0.00625in" fo:padding-right="0.00625in" draw:textarea-vertical-align="middle" draw:textarea-horizontal-align="center" draw:fill="solid" draw:fill-color="#dae1fa" draw:opacity="100%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">
      <style:text-properties fo:font-variant="normal" fo:text-transform="none" fo:color="#105239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center" style:tab-stop-distance="0.4375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105239" style:text-line-through-type="none" style:text-line-through-style="none" style:text-line-through-width="auto" style:text-line-through-color="font-color" style:text-position="0% 100%" fo:font-family="Avenir Next LT Pro Ligh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>
      <style:graphic-properties fo:wrap-option="wrap" fo:padding-top="0.00625in" fo:padding-bottom="0.05907in" fo:padding-left="0.00625in" fo:padding-right="0.00625in" draw:textarea-vertical-align="middle" draw:textarea-horizontal-align="center" draw:fill="solid" draw:fill-color="#96eaca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50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451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452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453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454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455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peak Pro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">
      <style:text-properties fo:font-variant="normal" fo:text-transform="none" fo:color="#105239" style:text-line-through-type="none" style:text-line-through-style="none" style:text-line-through-width="auto" style:text-line-through-color="font-color" style:text-position="0% 100%" fo:font-family="Avenir Next LT Pro Ligh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center" style:tab-stop-distance="0.4375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">
      <style:graphic-properties fo:wrap-option="wrap" fo:padding-top="0.00625in" fo:padding-bottom="0.05907in" fo:padding-left="0.00625in" fo:padding-right="0.00625in" draw:textarea-vertical-align="middle" draw:textarea-horizontal-align="center" draw:fill="solid" draw:fill-color="#caf5e5" draw:opacity="100%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5">
      <style:paragraph-properties fo:line-height="90%" fo:text-align="center" style:tab-stop-distance="0.4375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5878" style:text-line-through-type="none" style:text-line-through-style="none" style:text-line-through-width="auto" style:text-line-through-color="font-color" style:text-position="0% 100%" fo:font-family="Avenir Next LT Pro Ligh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">
      <style:graphic-properties fo:wrap-option="wrap" fo:padding-top="0.00625in" fo:padding-bottom="0.05907in" fo:padding-left="0.00625in" fo:padding-right="0.00625in" draw:textarea-vertical-align="middle" draw:textarea-horizontal-align="center" draw:fill="solid" draw:fill-color="#96eaca" draw:opacity="100%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0">
      <style:paragraph-properties fo:line-height="8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4">
      <style:paragraph-properties fo:line-height="90%" fo:text-align="center" style:tab-stop-distance="0.4375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 Next LT Pro Ligh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0625in" fo:padding-bottom="0.05907in" fo:padding-left="0.00625in" fo:padding-right="0.00625in" draw:textarea-vertical-align="middle" draw:textarea-horizontal-align="center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9">
      <style:paragraph-properties fo:line-height="90%" fo:text-align="center" style:tab-stop-distance="0.4375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">
      <style:graphic-properties fo:wrap-option="wrap" fo:padding-top="0.05in" fo:padding-bottom="0.05in" fo:padding-left="0.1in" fo:padding-right="0.1in" draw:textarea-vertical-align="middle" draw:textarea-horizontal-align="center" draw:fill="solid" draw:fill-color="#e0b1e9" draw:opacity="100%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90%" fo:text-align="center" style:tab-stop-distance="0.4375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fo:wrap-option="wrap" fo:padding-top="0.05in" fo:padding-bottom="0.05in" fo:padding-left="0.1in" fo:padding-right="0.1in" draw:textarea-vertical-align="middle" draw:textarea-horizontal-align="center" draw:fill="solid" draw:fill-color="#8beef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71">
      <style:graphic-properties fo:wrap-option="wrap" fo:padding-top="0.00625in" fo:padding-bottom="0.05907in" fo:padding-left="0.00625in" fo:padding-right="0.00625in" draw:textarea-vertical-align="middle" draw:textarea-horizontal-align="center" draw:fill="solid" draw:fill-color="#caf5e5" draw:opacity="100%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3">
      <style:text-properties fo:font-variant="normal" fo:text-transform="none" fo:color="#005878" style:text-line-through-type="none" style:text-line-through-style="none" style:text-line-through-width="auto" style:text-line-through-color="font-color" style:text-position="0% 100%" fo:font-family="Avenir Next LT Pro Ligh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center" style:tab-stop-distance="0.4375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>
      <style:graphic-properties fo:wrap-option="wrap" fo:padding-top="0.00625in" fo:padding-bottom="0.05907in" fo:padding-left="0.00625in" fo:padding-right="0.00625in" draw:textarea-vertical-align="middle" draw:textarea-horizontal-align="center" draw:fill="solid" draw:fill-color="#caf5e5" draw:opacity="100%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132a84" style:text-line-through-type="none" style:text-line-through-style="none" style:text-line-through-width="auto" style:text-line-through-color="font-color" style:text-position="0% 100%" fo:font-family="Avenir Next LT Pro Ligh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1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center" style:tab-stop-distance="0.4375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.00625in" fo:padding-bottom="0.05907in" fo:padding-left="0.00625in" fo:padding-right="0.00625in" draw:textarea-vertical-align="middle" draw:textarea-horizontal-align="center" draw:fill="solid" draw:fill-color="#b6c3f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78">
      <style:graphic-properties fo:wrap-option="wrap" fo:padding-top="0.00625in" fo:padding-bottom="0.05907in" fo:padding-left="0.00625in" fo:padding-right="0.00625in" draw:textarea-vertical-align="middle" draw:textarea-horizontal-align="center" draw:fill="solid" draw:fill-color="#caf5e5" draw:opacity="100%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04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132a84" style:text-line-through-type="none" style:text-line-through-style="none" style:text-line-through-width="auto" style:text-line-through-color="font-color" style:text-position="0% 100%" fo:font-family="Avenir Next LT Pro Light" fo:font-size="0.11806in" style:font-size-asian="0.11806in" style:font-size-complex="0.118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.00625in" fo:padding-bottom="0.05907in" fo:padding-left="0.00625in" fo:padding-right="0.00625in" draw:textarea-vertical-align="middle" draw:textarea-horizontal-align="center" draw:fill="solid" draw:fill-color="#dae1fa" draw:opacity="100%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421d5f" style:text-line-through-type="none" style:text-line-through-style="none" style:text-line-through-width="auto" style:text-line-through-color="font-color" style:text-position="0% 100%" fo:font-family="Avenir Next LT Pro Ligh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1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center" style:tab-stop-distance="0.4375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0625in" fo:padding-bottom="0.05907in" fo:padding-left="0.00625in" fo:padding-right="0.00625in" draw:textarea-vertical-align="middle" draw:textarea-horizontal-align="center" draw:fill="solid" draw:fill-color="#e0b1e9" draw:opacity="100%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4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5a1d66" style:text-line-through-type="none" style:text-line-through-style="none" style:text-line-through-width="auto" style:text-line-through-color="font-color" style:text-position="0% 100%" fo:font-family="Avenir Next LT Pro Light" fo:font-size="0.11806in" style:font-size-asian="0.11806in" style:font-size-complex="0.118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0625in" fo:padding-bottom="0.05907in" fo:padding-left="0.00625in" fo:padding-right="0.00625in" draw:textarea-vertical-align="middle" draw:textarea-horizontal-align="center" draw:fill="solid" draw:fill-color="#efd8f4" draw:opacity="100%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9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7">
      <style:graphic-properties fo:wrap-option="wrap" fo:padding-top="0.05in" fo:padding-bottom="0.05in" fo:padding-left="0.1in" fo:padding-right="0.1in" draw:textarea-vertical-align="middle" draw:textarea-horizontal-align="center" draw:fill="solid" draw:fill-color="#b6c3f5" draw:opacity="100%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0%" fo:text-align="center" style:tab-stop-distance="0.4375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2">
      <style:graphic-properties fo:wrap-option="wrap" fo:padding-top="0.00625in" fo:padding-bottom="0.05907in" fo:padding-left="0.00625in" fo:padding-right="0.00625in" draw:textarea-vertical-align="middle" draw:textarea-horizontal-align="center" draw:fill="solid" draw:fill-color="#caf5e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83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5">
      <style:paragraph-properties fo:line-height="90%" fo:text-align="center" style:tab-stop-distance="0.4375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105239" style:text-line-through-type="none" style:text-line-through-style="none" style:text-line-through-width="auto" style:text-line-through-color="font-color" style:text-position="0% 100%" fo:font-family="Avenir Next LT Pro Ligh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421d5f" style:text-line-through-type="none" style:text-line-through-style="none" style:text-line-through-width="auto" style:text-line-through-color="font-color" style:text-position="0% 100%" fo:font-family="Avenir Next LT Pro Ligh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.00625in" fo:padding-bottom="0.05907in" fo:padding-left="0.00625in" fo:padding-right="0.00625in" draw:textarea-vertical-align="middle" draw:textarea-horizontal-align="center" draw:fill="solid" draw:fill-color="#96eaca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88">
      <style:graphic-properties fo:wrap-option="wrap" fo:padding-top="0.00625in" fo:padding-bottom="0.05907in" fo:padding-left="0.00625in" fo:padding-right="0.00625in" draw:textarea-vertical-align="middle" draw:textarea-horizontal-align="center" draw:fill="solid" draw:fill-color="#e0b1e9" draw:opacity="100%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89">
      <style:graphic-properties draw:fill="none" draw:stroke="solid" svg:stroke-width="0.00694in" svg:stroke-color="#7f7f7f" svg:stroke-opacity="100%" draw:stroke-linejoin="miter" svg:stroke-linecap="butt"/>
    </style:style>
    <style:style style:family="paragraph" style:name="a514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105239" style:text-line-through-type="none" style:text-line-through-style="none" style:text-line-through-width="auto" style:text-line-through-color="font-color" style:text-position="0% 100%" fo:font-family="Avenir Next LT Pro Light" fo:font-size="0.11806in" style:font-size-asian="0.11806in" style:font-size-complex="0.118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.00625in" fo:padding-bottom="0.05907in" fo:padding-left="0.00625in" fo:padding-right="0.00625in" draw:textarea-vertical-align="middle" draw:textarea-horizontal-align="center" draw:fill="solid" draw:fill-color="#caf5e5" draw:opacity="100%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5a1d66" style:text-line-through-type="none" style:text-line-through-style="none" style:text-line-through-width="auto" style:text-line-through-color="font-color" style:text-position="0% 100%" fo:font-family="Avenir Next LT Pro Light" fo:font-size="0.11806in" style:font-size-asian="0.11806in" style:font-size-complex="0.118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1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0625in" fo:padding-bottom="0.05907in" fo:padding-left="0.00625in" fo:padding-right="0.00625in" draw:textarea-vertical-align="middle" draw:textarea-horizontal-align="center" draw:fill="solid" draw:fill-color="#efd8f4" draw:opacity="100%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4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5a1d66" style:text-line-through-type="none" style:text-line-through-style="none" style:text-line-through-width="auto" style:text-line-through-color="font-color" style:text-position="0% 100%" fo:font-family="Avenir Next LT Pro Light" fo:font-size="0.11806in" style:font-size-asian="0.11806in" style:font-size-complex="0.118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.00625in" fo:padding-bottom="0.05907in" fo:padding-left="0.00625in" fo:padding-right="0.00625in" draw:textarea-vertical-align="middle" draw:textarea-horizontal-align="center" draw:fill="solid" draw:fill-color="#efd8f4" draw:opacity="100%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9">
      <style:paragraph-properties fo:line-height="90%" fo:text-align="center" style:tab-stop-distance="0.4375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>
      <style:graphic-properties fo:wrap-option="wrap" fo:padding-top="0.05in" fo:padding-bottom="0.05in" fo:padding-left="0.1in" fo:padding-right="0.1in" draw:textarea-vertical-align="middle" draw:textarea-horizontal-align="center" draw:fill="solid" draw:fill-color="#96eaca" draw:opacity="100%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24">
      <style:graphic-properties draw:fill="none" draw:stroke="solid" svg:stroke-width="0.01389in" svg:stroke-color="#000000" svg:stroke-opacity="100%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1">
      <style:paragraph-properties fo:line-height="90%" fo:text-align="center" style:tab-stop-distance="0.4375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421d5f" style:text-line-through-type="none" style:text-line-through-style="none" style:text-line-through-width="auto" style:text-line-through-color="font-color" style:text-position="0% 100%" fo:font-family="Avenir Next LT Pro Ligh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.00625in" fo:padding-bottom="0.05907in" fo:padding-left="0.00625in" fo:padding-right="0.00625in" draw:textarea-vertical-align="middle" draw:textarea-horizontal-align="center" draw:fill="solid" draw:fill-color="#96eaca" draw:opacity="100%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0">
      <style:text-properties fo:font-variant="normal" fo:text-transform="none" fo:color="#105239" style:text-line-through-type="none" style:text-line-through-style="none" style:text-line-through-width="auto" style:text-line-through-color="font-color" style:text-position="0% 100%" fo:font-family="Avenir Next LT Pro Light" fo:font-size="0.11806in" style:font-size-asian="0.11806in" style:font-size-complex="0.118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105239" style:text-line-through-type="none" style:text-line-through-style="none" style:text-line-through-width="auto" style:text-line-through-color="font-color" style:text-position="0% 100%" fo:font-family="Avenir Next LT Pro Ligh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90%" fo:text-align="center" style:tab-stop-distance="0.4375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.00625in" fo:padding-bottom="0.05907in" fo:padding-left="0.00625in" fo:padding-right="0.00625in" draw:textarea-vertical-align="middle" draw:textarea-horizontal-align="center" draw:fill="solid" draw:fill-color="#caf5e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98">
      <style:graphic-properties fo:wrap-option="wrap" fo:padding-top="0.00625in" fo:padding-bottom="0.05907in" fo:padding-left="0.00625in" fo:padding-right="0.00625in" draw:textarea-vertical-align="middle" draw:textarea-horizontal-align="center" draw:fill="solid" draw:fill-color="#caf5e5" draw:opacity="100%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99">
      <style:graphic-properties draw:fill="none" draw:stroke="solid" svg:stroke-width="0.00694in" svg:stroke-color="#7f7f7f" svg:stroke-opacity="100%" draw:stroke-linejoin="miter" svg:stroke-linecap="butt"/>
    </style:style>
    <style:style style:family="paragraph" style:name="a524">
      <style:paragraph-properties fo:line-height="90%" fo:text-align="center" style:tab-stop-distance="0.4375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5878" style:text-line-through-type="none" style:text-line-through-style="none" style:text-line-through-width="auto" style:text-line-through-color="font-color" style:text-position="0% 100%" fo:font-family="Avenir Next LT Pro Ligh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0625in" fo:padding-bottom="0.05907in" fo:padding-left="0.00625in" fo:padding-right="0.00625in" draw:textarea-vertical-align="middle" draw:textarea-horizontal-align="center" draw:fill="solid" draw:fill-color="#93e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7565c" style:text-line-through-type="none" style:text-line-through-style="none" style:text-line-through-width="auto" style:text-line-through-color="font-color" style:text-position="0% 100%" fo:font-family="Avenir Next LT Pro Ligh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1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0625in" fo:padding-bottom="0.05907in" fo:padding-left="0.00625in" fo:padding-right="0.00625in" draw:textarea-vertical-align="middle" draw:textarea-horizontal-align="center" draw:fill="solid" draw:fill-color="#8beef6" draw:opacity="100%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4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5878" style:text-line-through-type="none" style:text-line-through-style="none" style:text-line-through-width="auto" style:text-line-through-color="font-color" style:text-position="0% 100%" fo:font-family="Avenir Next LT Pro Light" fo:font-size="0.11806in" style:font-size-asian="0.11806in" style:font-size-complex="0.118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0625in" fo:padding-bottom="0.05907in" fo:padding-left="0.00625in" fo:padding-right="0.00625in" draw:textarea-vertical-align="middle" draw:textarea-horizontal-align="center" draw:fill="solid" draw:fill-color="#c5f7fb" draw:opacity="100%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9">
      <style:paragraph-properties fo:line-height="90%" fo:text-align="center" style:tab-stop-distance="0.4375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31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332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333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334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335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336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337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338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339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530">
      <style:text-properties fo:font-variant="normal" fo:text-transform="none" fo:color="#005878" style:text-line-through-type="none" style:text-line-through-style="none" style:text-line-through-width="auto" style:text-line-through-color="font-color" style:text-position="0% 100%" fo:font-family="Avenir Next LT Pro Light" fo:font-size="0.11806in" style:font-size-asian="0.11806in" style:font-size-complex="0.118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.00625in" fo:padding-bottom="0.05907in" fo:padding-left="0.00625in" fo:padding-right="0.00625in" draw:textarea-vertical-align="middle" draw:textarea-horizontal-align="center" draw:fill="solid" draw:fill-color="#c9f1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4">
      <style:paragraph-properties fo:line-height="90%" fo:text-align="center" style:tab-stop-distance="0.4375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5878" style:text-line-through-type="none" style:text-line-through-style="none" style:text-line-through-width="auto" style:text-line-through-color="font-color" style:text-position="0% 100%" fo:font-family="Avenir Next LT Pro Light" fo:font-size="0.11806in" style:font-size-asian="0.11806in" style:font-size-complex="0.118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0625in" fo:padding-bottom="0.05907in" fo:padding-left="0.00625in" fo:padding-right="0.00625in" draw:textarea-vertical-align="middle" draw:textarea-horizontal-align="center" draw:fill="solid" draw:fill-color="#c9f1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9">
      <style:paragraph-properties fo:line-height="90%" fo:text-align="center" style:tab-stop-distance="0.4375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0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341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342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343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344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345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346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peak Pro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132a84" style:text-line-through-type="none" style:text-line-through-style="none" style:text-line-through-width="auto" style:text-line-through-color="font-color" style:text-position="0% 100%" fo:font-family="Avenir Next LT Pro Ligh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132a84" style:text-line-through-type="none" style:text-line-through-style="none" style:text-line-through-width="auto" style:text-line-through-color="font-color" style:text-position="0% 100%" fo:font-family="Avenir Next LT Pro Light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.00625in" fo:padding-bottom="0.05907in" fo:padding-left="0.00625in" fo:padding-right="0.00625in" draw:textarea-vertical-align="middle" draw:textarea-horizontal-align="center" draw:fill="solid" draw:fill-color="#8e9def" draw:opacity="100%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5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132a84" style:text-line-through-type="none" style:text-line-through-style="none" style:text-line-through-width="auto" style:text-line-through-color="font-color" style:text-position="0% 100%" fo:font-family="Avenir Next LT Pro Light" fo:font-size="0.11806in" style:font-size-asian="0.11806in" style:font-size-complex="0.118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.00625in" fo:padding-bottom="0.05907in" fo:padding-left="0.00625in" fo:padding-right="0.00625in" draw:textarea-vertical-align="middle" draw:textarea-horizontal-align="center" draw:fill="solid" draw:fill-color="#c7cef7" draw:opacity="100%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1">
      <style:paragraph-properties fo:line-height="8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1806in" style:font-size-asian="0.11806in" style:font-size-complex="0.118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5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5878" style:text-line-through-type="none" style:text-line-through-style="none" style:text-line-through-width="auto" style:text-line-through-color="font-color" style:text-position="0% 100%" fo:font-family="Avenir Next LT Pro Light" fo:font-size="0.11806in" style:font-size-asian="0.11806in" style:font-size-complex="0.118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fo:wrap-option="wrap" fo:padding-top="0.00625in" fo:padding-bottom="0.05907in" fo:padding-left="0.00625in" fo:padding-right="0.00625in" draw:textarea-vertical-align="middle" draw:textarea-horizontal-align="center" draw:fill="solid" draw:fill-color="#c5f7fb" draw:opacity="100%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11806in" style:font-size-asian="0.11806in" style:font-size-complex="0.118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0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37" draw:style-name="a186" draw:master-page-name="Master1-Layout1-cust-Titre-uniquement" presentation:presentation-page-layout-name="Master1-PPL1" draw:id="Slide-292">
        <draw:connector draw:type="line" svg:x1="7.36936in" svg:y1="5.05509in" svg:x2="7.06936in" svg:y2="5.05509in" draw:id="id26" draw:style-name="a187" draw:name="Connecteur droit 12">
          <svg:title/>
          <svg:desc/>
        </draw:connector>
        <draw:connector draw:type="line" svg:x1="2.79747in" svg:y1="3.46536in" svg:x2="2.79747in" svg:y2="5.96196in" draw:id="id27" draw:style-name="a188" draw:name="Connecteur droit 82">
          <svg:title/>
          <svg:desc/>
        </draw:connector>
        <draw:connector draw:type="line" svg:x1="4.93969in" svg:y1="3.46536in" svg:x2="4.93969in" svg:y2="4.11536in" draw:id="id28" draw:style-name="a189" draw:name="Connecteur droit 83">
          <svg:title/>
          <svg:desc/>
        </draw:connector>
        <draw:connector draw:type="line" svg:x1="7.08191in" svg:y1="3.46536in" svg:x2="7.08191in" svg:y2="4.11536in" draw:id="id29" draw:style-name="a190" draw:name="Connecteur droit 84">
          <svg:title/>
          <svg:desc/>
        </draw:connector>
        <draw:connector draw:type="line" svg:x1="9.22413in" svg:y1="3.46536in" svg:x2="9.22413in" svg:y2="5.96536in" draw:id="id30" draw:style-name="a191" draw:name="Connecteur droit 85">
          <svg:title/>
          <svg:desc/>
        </draw:connector>
        <draw:connector draw:type="line" svg:x1="11.36635in" svg:y1="3.46536in" svg:x2="11.36635in" svg:y2="4.06536in" draw:id="id31" draw:style-name="a192" draw:name="Connecteur droit 86">
          <svg:title/>
          <svg:desc/>
        </draw:connector>
        <draw:connector draw:type="standard" svg:x1="1.33691in" svg:y1="2.665in" svg:x2="6.6148in" svg:y2="2.45965in" draw:id="id32" draw:style-name="a193" draw:transform="translate(-3.97585in -2.56232in) rotate(-3.14159) translate(3.97585in 2.56232in)" draw:name="Connecteur : Coude 6">
          <svg:title/>
          <svg:desc/>
        </draw:connector>
        <draw:connector draw:type="standard" svg:x1="6.58609in" svg:y1="2.45963in" svg:x2="12.0226in" svg:y2="2.73605in" draw:id="id33" draw:style-name="a194" draw:name="Connecteur : Coude 95">
          <svg:title/>
          <svg:desc/>
        </draw:connector>
        <draw:connector draw:type="line" svg:x1="5.61613in" svg:y1="2.4638in" svg:x2="5.61613in" svg:y2="2.6638in" draw:id="id34" draw:style-name="a195" draw:name="Connecteur droit 97">
          <svg:title/>
          <svg:desc/>
        </draw:connector>
        <draw:connector draw:type="line" svg:x1="7.72128in" svg:y1="2.45963in" svg:x2="7.72128in" svg:y2="2.65963in" draw:id="id35" draw:style-name="a196" draw:name="Connecteur droit 98">
          <svg:title/>
          <svg:desc/>
        </draw:connector>
        <draw:connector draw:type="line" svg:x1="6.65932in" svg:y1="2.46207in" svg:x2="6.65933in" svg:y2="1.96207in" draw:id="id36" draw:style-name="a197" draw:name="Connecteur droit 200">
          <svg:title/>
          <svg:desc/>
        </draw:connector>
        <draw:connector draw:type="line" svg:x1="0.65524in" svg:y1="3.46536in" svg:x2="0.65524in" svg:y2="4.07252in" draw:id="id37" draw:style-name="a198" draw:name="Connecteur droit 205">
          <svg:title/>
          <svg:desc/>
        </draw:connector>
        <draw:connector draw:type="line" svg:x1="3.09747in" svg:y1="4.10702in" svg:x2="2.79747in" svg:y2="4.10702in" draw:id="id38" draw:style-name="a199" draw:name="Connecteur droit 1">
          <svg:title/>
          <svg:desc/>
        </draw:connector>
        <draw:connector draw:type="line" svg:x1="3.10423in" svg:y1="4.99869in" svg:x2="2.80423in" svg:y2="4.99869in" draw:id="id39" draw:style-name="a200" draw:name="Connecteur droit 2">
          <svg:title/>
          <svg:desc/>
        </draw:connector>
        <draw:connector draw:type="line" svg:x1="3.10423in" svg:y1="5.94946in" svg:x2="2.80423in" svg:y2="5.94946in" draw:id="id40" draw:style-name="a201" draw:name="Connecteur droit 5">
          <svg:title/>
          <svg:desc/>
        </draw:connector>
        <draw:connector draw:type="line" svg:x1="5.23969in" svg:y1="4.11119in" svg:x2="4.93969in" svg:y2="4.11119in" draw:id="id41" draw:style-name="a202" draw:name="Connecteur droit 9">
          <svg:title/>
          <svg:desc/>
        </draw:connector>
        <draw:connector draw:type="line" svg:x1="7.38191in" svg:y1="4.11119in" svg:x2="7.08191in" svg:y2="4.11119in" draw:id="id42" draw:style-name="a203" draw:name="Connecteur droit 12">
          <svg:title/>
          <svg:desc/>
        </draw:connector>
        <draw:connector draw:type="line" svg:x1="9.52413in" svg:y1="4.10702in" svg:x2="9.22413in" svg:y2="4.10702in" draw:id="id43" draw:style-name="a204" draw:name="Connecteur droit 15">
          <svg:title/>
          <svg:desc/>
        </draw:connector>
        <draw:connector draw:type="line" svg:x1="9.52672in" svg:y1="4.99869in" svg:x2="9.22672in" svg:y2="4.99869in" draw:id="id44" draw:style-name="a205" draw:name="Connecteur droit 16">
          <svg:title/>
          <svg:desc/>
        </draw:connector>
        <draw:connector draw:type="line" svg:x1="9.52672in" svg:y1="5.96196in" svg:x2="9.22672in" svg:y2="5.96196in" draw:id="id45" draw:style-name="a206" draw:name="Connecteur droit 18">
          <svg:title/>
          <svg:desc/>
        </draw:connector>
        <draw:connector draw:type="line" svg:x1="11.66219in" svg:y1="4.06536in" svg:x2="11.36219in" svg:y2="4.06536in" draw:id="id46" draw:style-name="a207" draw:name="Connecteur droit 19">
          <svg:title/>
          <svg:desc/>
        </draw:connector>
        <draw:connector draw:type="line" svg:x1="0.95524in" svg:y1="4.06536in" svg:x2="0.65524in" svg:y2="4.06536in" draw:id="id47" draw:style-name="a208" draw:name="Connecteur droit 20">
          <svg:title/>
          <svg:desc/>
        </draw:connector>
        <draw:frame draw:id="id48" presentation:style-name="a211" draw:name="Titre 3" svg:x="0.54214in" svg:y="0.3376in" svg:width="5.72869in" svg:height="0.93324in" presentation:class="title" presentation:placeholder="false">
          <draw:text-box>
            <text:p text:style-name="a210" text:class-names="" text:cond-style-name=""><text:span text:style-name="a209" text:class-names="">Groupe du mail<text:s text:c="1"/></text:span></text:p>
          </draw:text-box>
          <svg:title/>
          <svg:desc>élément décoratif</svg:desc>
        </draw:frame>
        <draw:frame draw:id="id49" presentation:style-name="a215" draw:name="Espace réservé du texte 4" svg:x="0.54214in" svg:y="1.07118in" svg:width="3.91667in" svg:height="0.39931in" presentation:class="outline" presentation:placeholder="false">
          <draw:text-box>
            <text:list text:style-name="a214">
              <text:list-item>
                <text:p text:style-name="a213" text:class-names="" text:cond-style-name=""><text:span text:style-name="a212" text:class-names="">Organigramme</text:span></text:p>
              </text:list-item>
            </text:list>
          </draw:text-box>
          <svg:title/>
          <svg:desc/>
        </draw:frame>
        <draw:custom-shape svg:x="5.67167in" svg:y="1.17279in" svg:width="2in" svg:height="0.8in" draw:id="id50" draw:style-name="a220" draw:name="Rectangle 17">
          <svg:title/>
          <svg:desc/>
          <text:p text:style-name="a217" text:class-names="" text:cond-style-name=""><text:span text:style-name="a216" text:class-names="">Groupe du mail</text:span></text:p>
          <text:p text:style-name="a219" text:class-names="" text:cond-style-name=""><text:span text:style-name="a218" text:class-names="">Entrepris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3097in" svg:y="3.67032in" svg:width="1.5in" svg:height="0.8in" draw:id="id51" draw:style-name="a224" draw:name="Rectangle 179">
          <svg:title/>
          <svg:desc/>
          <text:p text:style-name="a223" text:class-names="" text:cond-style-name=""><text:span text:style-name="a221" text:class-names="">Cabinet Meylan</text:span><text:span text:style-name="a2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6883in" svg:y="2.66498in" svg:width="2in" svg:height="0.8in" draw:id="id52" draw:style-name="a228" draw:name="Rectangle 146">
          <svg:title/>
          <svg:desc/>
          <text:p text:style-name="a227" text:class-names="" text:cond-style-name=""><text:span text:style-name="a225" text:class-names="">VOIRON</text:span><text:span text:style-name="a2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6849in" svg:y="3.67252in" svg:width="1.35in" svg:height="0.8in" draw:id="id53" draw:style-name="a232" draw:name="Rectangle 185">
          <svg:title/>
          <svg:desc/>
          <text:p text:style-name="a231" text:class-names="" text:cond-style-name=""><text:span text:style-name="a229" text:class-names="">Centre Hospitalier Voiron</text:span><text:span text:style-name="a2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6849in" svg:y="4.57896in" svg:width="1.35in" svg:height="0.8in" draw:id="id54" draw:style-name="a236" draw:name="Rectangle 188">
          <svg:title/>
          <svg:desc/>
          <text:p text:style-name="a235" text:class-names="" text:cond-style-name=""><text:span text:style-name="a233" text:class-names="">Cabinet Senozan</text:span><text:span text:style-name="a2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6673in" svg:y="5.4985in" svg:width="1.35in" svg:height="0.8in" draw:id="id55" draw:style-name="a240" draw:name="Rectangle 191">
          <svg:title/>
          <svg:desc/>
          <text:p text:style-name="a239" text:class-names="" text:cond-style-name=""><text:span text:style-name="a237" text:class-names="">Clinique Chartreuse</text:span><text:span text:style-name="a2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0072in" svg:y="2.66498in" svg:width="2in" svg:height="0.8in" draw:id="id56" draw:style-name="a249" draw:name="Rectangle 149">
          <svg:title/>
          <svg:desc/>
          <text:p text:style-name="a242" text:class-names="" text:cond-style-name=""><text:span text:style-name="a241" text:class-names=""/></text:p>
          <text:p text:style-name="a244" text:class-names="" text:cond-style-name=""><text:span text:style-name="a243" text:class-names="">Centre d’Imagerie des Cèdres</text:span></text:p>
          <text:p text:style-name="a246" text:class-names="" text:cond-style-name=""><text:span text:style-name="a245" text:class-names="">50 avenue Grugliasco<text:s text:c="1"/></text:span></text:p>
          <text:p text:style-name="a248" text:class-names="" text:cond-style-name=""><text:span text:style-name="a2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8051in" svg:y="3.66643in" svg:width="1.5in" svg:height="0.8in" draw:id="id57" draw:style-name="a253" draw:name="Rectangle 194">
          <svg:title/>
          <svg:desc/>
          <text:p text:style-name="a252" text:class-names="" text:cond-style-name=""><text:span text:style-name="a250" text:class-names="">Imagerie des Cèdres</text:span><text:span text:style-name="a2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3262in" svg:y="2.66498in" svg:width="2in" svg:height="0.8in" draw:id="id58" draw:style-name="a259" draw:name="Rectangle 152">
          <svg:title/>
          <svg:desc/>
          <text:p text:style-name="a256" text:class-names="" text:cond-style-name=""><text:span text:style-name="a254" text:class-names="">Centre d’Imagerie du Drac<text:s text:c="1"/></text:span><text:span text:style-name="a255" text:class-names=""/></text:p>
          <text:p text:style-name="a258" text:class-names="" text:cond-style-name=""><text:span text:style-name="a257" text:class-names="">42 avenue de la Plaine Fleuri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2703in" svg:y="3.66743in" svg:width="1.5in" svg:height="0.8in" draw:id="id59" draw:style-name="a263" draw:name="Rectangle 176">
          <svg:title/>
          <svg:desc/>
          <text:p text:style-name="a262" text:class-names="" text:cond-style-name=""><text:span text:style-name="a260" text:class-names="">Imagerie du Drac</text:span><text:span text:style-name="a2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6451in" svg:y="2.66498in" svg:width="2in" svg:height="0.8in" draw:id="id60" draw:style-name="a268" draw:name="Rectangle 155">
          <svg:title/>
          <svg:desc/>
          <text:p text:style-name="a265" text:class-names="" text:cond-style-name=""><text:span text:style-name="a264" text:class-names="">Clinique du mail</text:span></text:p>
          <text:p text:style-name="a267" text:class-names="" text:cond-style-name=""><text:span text:style-name="a266" text:class-names="">10 rue du Docteur Calmett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35888in" svg:y="3.67048in" svg:width="1.49823in" svg:height="0.8in" draw:id="id61" draw:style-name="a271" draw:name="Rectangle 167">
          <svg:title/>
          <svg:desc/>
          <text:p text:style-name="a270" text:class-names="" text:cond-style-name=""><text:span text:style-name="a269" text:class-names="">Radiologie du Mai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35888in" svg:y="4.58386in" svg:width="1.5in" svg:height="0.8in" draw:id="id62" draw:style-name="a275" draw:name="Rectangle 170">
          <svg:title/>
          <svg:desc/>
          <text:p text:style-name="a274" text:class-names="" text:cond-style-name=""><text:span text:style-name="a272" text:class-names="">CIMAG – Imagerie du Mail</text:span><text:span text:style-name="a2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35712in" svg:y="5.49645in" svg:width="1.5in" svg:height="0.8in" draw:id="id63" draw:style-name="a278" draw:name="Rectangle 173">
          <svg:title/>
          <svg:desc/>
          <text:p text:style-name="a277" text:class-names="" text:cond-style-name=""><text:span text:style-name="a276" text:class-names="">CIPAG – Imagerie du Mai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4964in" svg:y="3.6679in" svg:width="1.5in" svg:height="0.8in" draw:id="id64" draw:style-name="a282" draw:name="Rectangle 161">
          <svg:title/>
          <svg:desc/>
          <text:p text:style-name="a281" text:class-names="" text:cond-style-name=""><text:span text:style-name="a279" text:class-names="">Imagerie du Centre</text:span><text:span text:style-name="a2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e 11" draw:id="id65">
          <svg:title/>
          <svg:desc/>
          <draw:custom-shape svg:x="11.37293in" svg:y="0.27141in" svg:width="0.27559in" svg:height="0.27642in" draw:id="id72" draw:style-name="a302" draw:name="Ellipse 7">
            <svg:title/>
            <svg:desc/>
            <text:p text:style-name="a301" text:class-names="" text:cond-style-name=""><text:span text:style-name="a30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73" draw:style-name="a305" draw:name="ZoneTexte 10" svg:x="11.72866in" svg:y="0.21581in" svg:width="2in" svg:height="0.40391in">
            <draw:text-box>
              <text:p text:style-name="a304" text:class-names="" text:cond-style-name=""><text:span text:style-name="a303" text:class-names="">Meylan<text:s text:c="1"/></text:span></text:p>
            </draw:text-box>
            <svg:title/>
            <svg:desc/>
          </draw:frame>
          <draw:custom-shape svg:x="11.36934in" svg:y="0.72162in" svg:width="0.27559in" svg:height="0.27642in" draw:id="id74" draw:style-name="a308" draw:name="Ellipse 54">
            <svg:title/>
            <svg:desc/>
            <text:p text:style-name="a307" text:class-names="" text:cond-style-name=""><text:span text:style-name="a30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75" draw:style-name="a311" draw:name="ZoneTexte 55" svg:x="11.74752in" svg:y="0.65788in" svg:width="2in" svg:height="0.40391in">
            <draw:text-box>
              <text:p text:style-name="a310" text:class-names="" text:cond-style-name=""><text:span text:style-name="a309" text:class-names="">Voiron<text:s text:c="1"/></text:span></text:p>
            </draw:text-box>
            <svg:title/>
            <svg:desc/>
          </draw:frame>
          <draw:frame draw:id="id76" draw:style-name="a314" draw:name="ZoneTexte 56" svg:x="11.74752in" svg:y="1.09995in" svg:width="2in" svg:height="0.40391in">
            <draw:text-box>
              <text:p text:style-name="a313" text:class-names="" text:cond-style-name=""><text:span text:style-name="a312" text:class-names="">Échirolles</text:span></text:p>
            </draw:text-box>
            <svg:title/>
            <svg:desc/>
          </draw:frame>
          <draw:custom-shape svg:x="11.36934in" svg:y="1.17184in" svg:width="0.27559in" svg:height="0.27642in" draw:id="id77" draw:style-name="a317" draw:name="Ellipse 57">
            <svg:title/>
            <svg:desc/>
            <text:p text:style-name="a316" text:class-names="" text:cond-style-name=""><text:span text:style-name="a31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1.37517in" svg:y="1.62205in" svg:width="0.27559in" svg:height="0.27642in" draw:id="id78" draw:style-name="a320" draw:name="Ellipse 58">
            <svg:title/>
            <svg:desc/>
            <text:p text:style-name="a319" text:class-names="" text:cond-style-name=""><text:span text:style-name="a31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79" draw:style-name="a323" draw:name="ZoneTexte 59" svg:x="11.74752in" svg:y="1.56177in" svg:width="2in" svg:height="0.40391in">
            <draw:text-box>
              <text:p text:style-name="a322" text:class-names="" text:cond-style-name=""><text:span text:style-name="a321" text:class-names="">Grenoble</text:span></text:p>
            </draw:text-box>
            <svg:title/>
            <svg:desc/>
          </draw:frame>
        </draw:g>
        <draw:connector draw:type="standard" svg:x1="0.54214in" svg:y1="2.99342in" svg:x2="3.97588in" svg:y2="2.45562in" draw:id="id66" draw:style-name="a283" draw:transform="translate(-2.25901in -2.72452in) rotate(-3.1416) translate(2.25901in 2.72452in)" draw:name="Connecteur : Coude 6">
          <svg:title/>
          <svg:desc/>
        </draw:connector>
        <draw:custom-shape svg:x="0.33693in" svg:y="2.66498in" svg:width="2in" svg:height="0.8in" draw:id="id67" draw:style-name="a288" draw:name="Rectangle 143">
          <svg:title/>
          <svg:desc/>
          <text:p text:style-name="a285" text:class-names="" text:cond-style-name=""><text:span text:style-name="a284" text:class-names="">Cabinet de radiologie de Meylan</text:span></text:p>
          <text:p text:style-name="a287" text:class-names="" text:cond-style-name=""><text:span text:style-name="a286" text:class-names="">19 avenue Marie Reynoard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8.66275in" svg:y1="2.45148in" svg:x2="12.74752in" svg:y2="2.85735in" draw:id="id68" draw:style-name="a289" draw:name="Connecteur : Coude 95">
          <svg:title/>
          <svg:desc/>
        </draw:connector>
        <draw:custom-shape svg:x="10.9964in" svg:y="2.66498in" svg:width="2in" svg:height="0.8in" draw:id="id69" draw:style-name="a294" draw:name="Rectangle 158">
          <svg:title/>
          <svg:desc/>
          <text:p text:style-name="a291" text:class-names="" text:cond-style-name=""><text:span text:style-name="a290" text:class-names="">Cabinet du Centre-Ville</text:span></text:p>
          <text:p text:style-name="a293" text:class-names="" text:cond-style-name=""><text:span text:style-name="a292" text:class-names="">19 avenue Marie Reynoard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2703in" svg:y="4.65509in" svg:width="1.5in" svg:height="0.8in" draw:id="id70" draw:style-name="a298" draw:name="Rectangle 176">
          <svg:title/>
          <svg:desc/>
          <text:p text:style-name="a297" text:class-names="" text:cond-style-name=""><text:span text:style-name="a295" text:class-names="">GIMMECA<text:s text:c="1"/></text:span><text:span text:style-name="a2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08191in" svg:y1="4.10702in" svg:x2="7.08191in" svg:y2="5.05509in" draw:id="id71" draw:style-name="a299" draw:name="Connecteur droit 84">
          <svg:title/>
          <svg:desc/>
        </draw:connector>
        <presentation:notes draw:style-name="a329">
          <draw:page-thumbnail draw:page-number="1" svg:x="0.75in" svg:y="1.25in" svg:width="6in" svg:height="3.375in" presentation:class="page" draw:id="id80" presentation:style-name="a324" draw:name="Espace réservé de l’image des diapositives 1">
            <svg:title/>
            <svg:desc/>
          </draw:page-thumbnail>
          <draw:frame draw:id="id81" presentation:style-name="a325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82" draw:style-name="a328" draw:name="Espace réservé du numéro de diapositive 3" svg:x="4.24826in" svg:y="9.49826in" svg:width="3.25in" svg:height="0.50174in">
            <draw:text-box>
              <text:p text:style-name="a327" text:class-names="" text:cond-style-name=""><text:span text:style-name="a32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4" draw:style-name="a330" draw:master-page-name="Master1-Layout1-cust-Titre-uniquement" presentation:presentation-page-layout-name="Master1-PPL1" draw:id="Slide-299">
        <draw:connector draw:type="line" svg:x1="6.21253in" svg:y1="3.32553in" draw:start-shape="id83" draw:start-glue-point="4" svg:x2="5.64286in" svg:y2="2.75in" draw:id="id84" draw:style-name="a331" draw:name="Connecteur droit 25">
          <svg:title/>
          <svg:desc/>
        </draw:connector>
        <draw:connector draw:type="line" svg:x1="7.27319in" svg:y1="3.32553in" draw:start-shape="id83" draw:start-glue-point="7" svg:x2="7.67267in" svg:y2="2.72245in" draw:id="id85" draw:style-name="a332" draw:name="Connecteur droit 27">
          <svg:title/>
          <svg:desc/>
        </draw:connector>
        <draw:connector draw:type="line" svg:x1="7.49286in" svg:y1="3.85586in" draw:start-shape="id83" draw:start-glue-point="1" svg:x2="8.61667in" svg:y2="3.85586in" draw:end-shape="id86" draw:end-glue-point="3" draw:id="id87" draw:style-name="a333" draw:name="Connecteur droit 29">
          <svg:title/>
          <svg:desc/>
        </draw:connector>
        <draw:connector draw:type="line" svg:x1="5.99286in" svg:y1="3.85586in" draw:start-shape="id83" draw:start-glue-point="3" svg:x2="4.71157in" svg:y2="3.85586in" draw:end-shape="id88" draw:end-glue-point="1" draw:id="id89" draw:style-name="a334" draw:name="Connecteur droit 31">
          <svg:title/>
          <svg:desc/>
        </draw:connector>
        <draw:connector draw:type="line" svg:x1="6.21253in" svg:y1="4.38619in" draw:start-shape="id83" draw:start-glue-point="5" svg:x2="5.79629in" svg:y2="4.96171in" draw:id="id90" draw:style-name="a335" draw:name="Connecteur droit 33">
          <svg:title/>
          <svg:desc/>
        </draw:connector>
        <draw:connector draw:type="line" svg:x1="7.27319in" svg:y1="4.38619in" draw:start-shape="id83" draw:start-glue-point="6" svg:x2="7.77381in" svg:y2="4.89533in" draw:id="id91" draw:style-name="a336" draw:name="Connecteur droit 35">
          <svg:title/>
          <svg:desc/>
        </draw:connector>
        <draw:connector draw:type="line" svg:x1="9.91667in" svg:y1="3.85586in" svg:x2="10.46429in" svg:y2="3.85586in" draw:id="id92" draw:style-name="a337" draw:name="Connecteur droit 47">
          <svg:title/>
          <svg:desc/>
        </draw:connector>
        <draw:connector draw:type="line" svg:x1="7.96667in" svg:y1="1.59074in" draw:start-shape="id93" draw:start-glue-point="0" svg:x2="8.0235in" svg:y2="1.44514in" draw:end-shape="id94" draw:end-glue-point="2" draw:id="id95" draw:style-name="a338" draw:name="Connecteur droit 92">
          <svg:title/>
          <svg:desc/>
        </draw:connector>
        <draw:connector draw:type="line" svg:x1="8.50993in" svg:y1="1.94838in" svg:x2="8.80435in" svg:y2="1.80193in" draw:end-shape="id96" draw:end-glue-point="5" draw:id="id97" draw:style-name="a339" draw:name="Connecteur droit 109">
          <svg:title/>
          <svg:desc/>
        </draw:connector>
        <draw:connector draw:type="line" svg:x1="5.36157in" svg:y1="1.59074in" draw:start-shape="id98" draw:start-glue-point="0" svg:x2="5.31951in" svg:y2="1.29552in" draw:id="id99" draw:style-name="a340" draw:name="Connecteur droit 111">
          <svg:title/>
          <svg:desc/>
        </draw:connector>
        <draw:connector draw:type="line" svg:x1="4.82138in" svg:y1="2.09838in" svg:x2="4.29849in" svg:y2="1.87516in" draw:id="id100" draw:style-name="a341" draw:name="Connecteur droit 113">
          <svg:title/>
          <svg:desc/>
        </draw:connector>
        <draw:connector draw:type="line" svg:x1="3.41157in" svg:y1="3.85586in" svg:x2="2.76144in" svg:y2="3.85586in" draw:id="id101" draw:style-name="a342" draw:name="Connecteur droit 115">
          <svg:title/>
          <svg:desc/>
        </draw:connector>
        <draw:connector draw:type="line" svg:x1="5.04176in" svg:y1="5.47935in" svg:x2="4.39581in" svg:y2="5.65792in" draw:id="id102" draw:style-name="a343" draw:name="Connecteur droit 117">
          <svg:title/>
          <svg:desc/>
        </draw:connector>
        <draw:connector draw:type="line" svg:x1="5.43195in" svg:y1="5.79289in" svg:x2="5.18467in" svg:y2="6.42978in" draw:id="id103" draw:style-name="a344" draw:name="Connecteur droit 119">
          <svg:title/>
          <svg:desc/>
        </draw:connector>
        <draw:connector draw:type="line" svg:x1="9.88216in" svg:y1="3.076in" draw:start-shape="id104" draw:start-glue-point="5" svg:x2="9.55938in" svg:y2="3.4193in" draw:id="id105" draw:style-name="a345" draw:name="Connecteur droit 10">
          <svg:title/>
          <svg:desc/>
        </draw:connector>
        <draw:connector draw:type="line" svg:x1="9.98221in" svg:y1="4.57304in" svg:x2="9.45932in" svg:y2="4.34982in" draw:id="id106" draw:style-name="a346" draw:name="Connecteur droit 12">
          <svg:title/>
          <svg:desc/>
        </draw:connector>
        <draw:frame draw:id="id107" presentation:style-name="a349" draw:name="Titre 3" svg:x="0.54214in" svg:y="0.3376in" svg:width="5.72869in" svg:height="0.93324in" presentation:class="title" presentation:placeholder="false">
          <draw:text-box>
            <text:p text:style-name="a348" text:class-names="" text:cond-style-name=""><text:span text:style-name="a347" text:class-names="">CONTOSO<text:s text:c="1"/></text:span></text:p>
          </draw:text-box>
          <svg:title/>
          <svg:desc>élément décoratif</svg:desc>
        </draw:frame>
        <draw:frame draw:id="id108" presentation:style-name="a353" draw:name="Espace réservé du texte 4" svg:x="0.54214in" svg:y="1.07118in" svg:width="3.91667in" svg:height="0.39931in" presentation:class="outline" presentation:placeholder="false">
          <draw:text-box>
            <text:list text:style-name="a352">
              <text:list-item>
                <text:p text:style-name="a351" text:class-names="" text:cond-style-name=""><text:span text:style-name="a350" text:class-names="">Organigramme</text:span></text:p>
              </text:list-item>
            </text:list>
          </draw:text-box>
          <svg:title/>
          <svg:desc/>
        </draw:frame>
        <draw:custom-shape svg:x="1.93402in" svg:y="3.35586in" svg:width="1in" svg:height="1in" draw:id="id109" draw:style-name="a358" draw:name="Ovale 45">
          <svg:title/>
          <svg:desc/>
          <text:p text:style-name="a355" text:class-names="" text:cond-style-name=""><text:span text:style-name="a354" text:class-names="">Aline Dupuy</text:span></text:p>
          <text:p text:style-name="a357" text:class-names="" text:cond-style-name=""><text:span text:style-name="a356" text:class-names="">Directeur d’ingénierie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67543in" svg:y="1.12976in" svg:width="1in" svg:height="1in" draw:id="id110" draw:style-name="a363" draw:name="Ovale 37">
          <svg:title/>
          <svg:desc/>
          <text:p text:style-name="a360" text:class-names="" text:cond-style-name=""><text:span text:style-name="a359" text:class-names="">Danielle Brasseur</text:span></text:p>
          <text:p text:style-name="a362" text:class-names="" text:cond-style-name=""><text:span text:style-name="a361" text:class-names="">Responsable Ressources Humaines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41157in" svg:y="3.20586in" svg:width="1.3in" svg:height="1.3in" draw:id="id88" draw:style-name="a368" draw:name="Ovale 146">
          <svg:title/>
          <svg:desc/>
          <text:p text:style-name="a365" text:class-names="" text:cond-style-name=""><text:span text:style-name="a364" text:class-names="">David Paulet</text:span></text:p>
          <text:p text:style-name="a367" text:class-names="" text:cond-style-name=""><text:span text:style-name="a366" text:class-names="">Vice-Président Technologies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67543in" svg:y="5.29289in" svg:width="1.06104in" svg:height="1.06104in" draw:id="id111" draw:style-name="a373" draw:name="Ovale 43">
          <svg:title/>
          <svg:desc/>
          <text:p text:style-name="a370" text:class-names="" text:cond-style-name=""><text:span text:style-name="a369" text:class-names="">David Beaulieu</text:span></text:p>
          <text:p text:style-name="a372" text:class-names="" text:cond-style-name=""><text:span text:style-name="a371" text:class-names="">Responsable Comptabilité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71157in" svg:y="0.44838in" svg:width="1in" svg:height="1in" draw:id="id112" draw:style-name="a378" draw:name="Ovale 36">
          <svg:title/>
          <svg:desc/>
          <text:p text:style-name="a375" text:class-names="" text:cond-style-name=""><text:span text:style-name="a374" text:class-names="">Coralie Hétu</text:span></text:p>
          <text:p text:style-name="a377" text:class-names="" text:cond-style-name=""><text:span text:style-name="a376" text:class-names="">Responsable Ressources Humaines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71157in" svg:y="1.59074in" svg:width="1.3in" svg:height="1.3in" draw:id="id98" draw:style-name="a383" draw:name="Ovale 149">
          <svg:title/>
          <svg:desc/>
          <text:p text:style-name="a380" text:class-names="" text:cond-style-name=""><text:span text:style-name="a379" text:class-names="">Liane Cormier</text:span></text:p>
          <text:p text:style-name="a382" text:class-names="" text:cond-style-name=""><text:span text:style-name="a381" text:class-names="">Adjoint Ressources humaines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93195in" svg:y="4.68932in" svg:width="1.3in" svg:height="1.3in" draw:id="id113" draw:style-name="a388" draw:name="Ovale 143">
          <svg:title/>
          <svg:desc/>
          <text:p text:style-name="a385" text:class-names="" text:cond-style-name=""><text:span text:style-name="a384" text:class-names="">David Beaulieu</text:span></text:p>
          <text:p text:style-name="a387" text:class-names="" text:cond-style-name=""><text:span text:style-name="a386" text:class-names="">Vice-Président Finances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52567in" svg:y="6.12621in" svg:width="1.06104in" svg:height="1.06104in" draw:id="id114" draw:style-name="a393" draw:name="Ovale 44">
          <svg:title/>
          <svg:desc/>
          <text:p text:style-name="a390" text:class-names="" text:cond-style-name=""><text:span text:style-name="a389" text:class-names="">Jean Cartier</text:span></text:p>
          <text:p text:style-name="a392" text:class-names="" text:cond-style-name=""><text:span text:style-name="a391" text:class-names="">Responsable Comptabilité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99286in" svg:y="3.10586in" svg:width="1.5in" svg:height="1.5in" draw:id="id83" draw:style-name="a399" draw:name="Ovale 17">
          <svg:title/>
          <svg:desc/>
          <text:p text:style-name="a395" text:class-names="" text:cond-style-name=""><text:span text:style-name="a394" text:class-names="">Alexandre Chauvin</text:span></text:p>
          <text:p text:style-name="a398" text:class-names="" text:cond-style-name=""><text:span text:style-name="a396" text:class-names="">Président</text:span><text:span text:style-name="a39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5235in" svg:y="0.44514in" svg:width="1in" svg:height="1in" draw:id="id94" draw:style-name="a404" draw:name="Ovale 41">
          <svg:title/>
          <svg:desc/>
          <text:p text:style-name="a401" text:class-names="" text:cond-style-name=""><text:span text:style-name="a400" text:class-names="">Héloïse Cartier</text:span></text:p>
          <text:p text:style-name="a403" text:class-names="" text:cond-style-name=""><text:span text:style-name="a402" text:class-names="">Responsable marketing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31667in" svg:y="1.59074in" svg:width="1.3in" svg:height="1.3in" draw:id="id93" draw:style-name="a409" draw:name="Ovale 152">
          <svg:title/>
          <svg:desc/>
          <text:p text:style-name="a406" text:class-names="" text:cond-style-name=""><text:span text:style-name="a405" text:class-names="">Marie Berthelette</text:span></text:p>
          <text:p text:style-name="a408" text:class-names="" text:cond-style-name=""><text:span text:style-name="a407" text:class-names="">Vice-Président Marketing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31667in" svg:y="4.68932in" svg:width="1.3in" svg:height="1.3in" draw:id="id115" draw:style-name="a415" draw:name="Ovale 158">
          <svg:title/>
          <svg:desc/>
          <text:p text:style-name="a411" text:class-names="" text:cond-style-name=""><text:span text:style-name="a410" text:class-names="">Marie Methot</text:span></text:p>
          <text:p text:style-name="a414" text:class-names="" text:cond-style-name=""><text:span text:style-name="a412" text:class-names="">Vice-Président<text:s text:c="1"/></text:span><text:span text:style-name="a413" text:class-names="">Transport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6579in" svg:y="0.94838in" svg:width="1in" svg:height="1in" draw:id="id96" draw:style-name="a420" draw:name="Ovale 42">
          <svg:title/>
          <svg:desc/>
          <text:p text:style-name="a417" text:class-names="" text:cond-style-name=""><text:span text:style-name="a416" text:class-names="">Coralie Hétu</text:span></text:p>
          <text:p text:style-name="a419" text:class-names="" text:cond-style-name=""><text:span text:style-name="a418" text:class-names="">Responsable marketing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61667in" svg:y="3.20586in" svg:width="1.3in" svg:height="1.3in" draw:id="id86" draw:style-name="a425" draw:name="Ovale 155">
          <svg:title/>
          <svg:desc/>
          <text:p text:style-name="a422" text:class-names="" text:cond-style-name=""><text:span text:style-name="a421" text:class-names="">Coralie Hétu</text:span></text:p>
          <text:p text:style-name="a424" text:class-names="" text:cond-style-name=""><text:span text:style-name="a423" text:class-names="">Vice-président de Produit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73571in" svg:y="2.22245in" svg:width="1in" svg:height="1in" draw:id="id104" draw:style-name="a430" draw:name="Ovale 38">
          <svg:title/>
          <svg:desc/>
          <text:p text:style-name="a427" text:class-names="" text:cond-style-name=""><text:span text:style-name="a426" text:class-names="">Camille Brunelle</text:span></text:p>
          <text:p text:style-name="a429" text:class-names="" text:cond-style-name=""><text:span text:style-name="a428" text:class-names="">Chef de produit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73571in" svg:y="4.42041in" svg:width="1in" svg:height="1in" draw:id="id116" draw:style-name="a435" draw:name="Ovale 40">
          <svg:title/>
          <svg:desc/>
          <text:p text:style-name="a432" text:class-names="" text:cond-style-name=""><text:span text:style-name="a431" text:class-names="">Jérémie Martin</text:span></text:p>
          <text:p text:style-name="a434" text:class-names="" text:cond-style-name=""><text:span text:style-name="a433" text:class-names="">Chef de produit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33686in" svg:y="3.35586in" svg:width="1in" svg:height="1in" draw:id="id117" draw:style-name="a440" draw:name="Ovale 39">
          <svg:title/>
          <svg:desc/>
          <text:p text:style-name="a437" text:class-names="" text:cond-style-name=""><text:span text:style-name="a436" text:class-names="">Ariane Panetier</text:span></text:p>
          <text:p text:style-name="a439" text:class-names="" text:cond-style-name=""><text:span text:style-name="a438" text:class-names="">Chef de produit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presentation:notes draw:style-name="a446">
          <draw:page-thumbnail draw:page-number="2" svg:x="0.75in" svg:y="1.25in" svg:width="6in" svg:height="3.375in" presentation:class="page" draw:id="id118" presentation:style-name="a441" draw:name="Espace réservé de l’image des diapositives 1">
            <svg:title/>
            <svg:desc/>
          </draw:page-thumbnail>
          <draw:frame draw:id="id119" presentation:style-name="a442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20" draw:style-name="a445" draw:name="Espace réservé du numéro de diapositive 3" svg:x="4.24826in" svg:y="9.49826in" svg:width="3.25in" svg:height="0.50174in">
            <draw:text-box>
              <text:p text:style-name="a444" text:class-names="" text:cond-style-name=""><text:span text:style-name="a44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2" draw:style-name="a447" draw:master-page-name="Master1-Layout1-cust-Titre-uniquement" presentation:presentation-page-layout-name="Master1-PPL1" draw:id="Slide-297">
        <draw:connector draw:type="line" svg:x1="6.66667in" svg:y1="2.06399in" svg:x2="6.66667in" svg:y2="2.92113in" draw:id="id121" draw:style-name="a448" draw:name="Connecteur droit 2">
          <svg:title/>
          <svg:desc/>
        </draw:connector>
        <draw:connector draw:type="line" svg:x1="2.61063in" svg:y1="2.92195in" draw:start-shape="id122" draw:start-glue-point="1" svg:x2="10.73262in" svg:y2="2.92195in" draw:end-shape="id123" draw:end-glue-point="3" draw:id="id124" draw:style-name="a449" draw:name="Connecteur droit 5">
          <svg:title/>
          <svg:desc/>
        </draw:connector>
        <draw:connector draw:type="line" svg:x1="5.70943in" svg:y1="3.67195in" draw:start-shape="id125" draw:start-glue-point="2" svg:x2="5.73869in" svg:y2="4.15923in" draw:id="id126" draw:style-name="a450" draw:name="Connecteur droit 20">
          <svg:title/>
          <svg:desc/>
        </draw:connector>
        <draw:connector draw:type="line" svg:x1="3.78503in" svg:y1="3.67195in" draw:start-shape="id127" draw:start-glue-point="2" svg:x2="3.76547in" svg:y2="4.57589in" draw:id="id128" draw:style-name="a451" draw:name="Connecteur droit 14">
          <svg:title/>
          <svg:desc/>
        </draw:connector>
        <draw:connector draw:type="line" svg:x1="1.86063in" svg:y1="3.67195in" draw:start-shape="id122" draw:start-glue-point="2" svg:x2="1.84524in" svg:y2="6.37351in" draw:id="id129" draw:style-name="a452" draw:name="Connecteur droit 12">
          <svg:title/>
          <svg:desc/>
        </draw:connector>
        <draw:connector draw:type="line" svg:x1="7.63383in" svg:y1="2.80844in" svg:x2="7.61843in" svg:y2="5.51001in" draw:id="id130" draw:style-name="a453" draw:name="Connecteur droit 25">
          <svg:title/>
          <svg:desc/>
        </draw:connector>
        <draw:connector draw:type="line" svg:x1="9.54702in" svg:y1="3.05268in" svg:x2="9.53163in" svg:y2="5.75425in" draw:id="id131" draw:style-name="a454" draw:name="Connecteur droit 23">
          <svg:title/>
          <svg:desc/>
        </draw:connector>
        <draw:connector draw:type="line" svg:x1="11.54032in" svg:y1="3.61139in" svg:x2="11.52492in" svg:y2="6.31295in" draw:id="id132" draw:style-name="a455" draw:name="Connecteur droit 24">
          <svg:title/>
          <svg:desc/>
        </draw:connector>
        <draw:frame draw:id="id133" presentation:style-name="a458" draw:name="Titre 3" svg:x="0.54214in" svg:y="0.3376in" svg:width="5.72869in" svg:height="0.93324in" presentation:class="title" presentation:placeholder="false">
          <draw:text-box>
            <text:p text:style-name="a457" text:class-names="" text:cond-style-name=""><text:span text:style-name="a456" text:class-names="">CONTOSO <text:s text:c="1"/></text:span></text:p>
          </draw:text-box>
          <svg:title/>
          <svg:desc>élément décoratif</svg:desc>
        </draw:frame>
        <draw:frame draw:id="id134" presentation:style-name="a462" draw:name="Espace réservé du texte 4" svg:x="0.54214in" svg:y="1.07118in" svg:width="3.91667in" svg:height="0.39931in" presentation:class="outline" presentation:placeholder="false">
          <draw:text-box>
            <text:list text:style-name="a461">
              <text:list-item>
                <text:p text:style-name="a460" text:class-names="" text:cond-style-name=""><text:span text:style-name="a459" text:class-names="">Organigramme</text:span></text:p>
              </text:list-item>
            </text:list>
          </draw:text-box>
          <svg:title/>
          <svg:desc/>
        </draw:frame>
        <draw:custom-shape svg:x="5.91667in" svg:y="0.63902in" svg:width="1.5in" svg:height="1.5in" draw:id="id135" draw:style-name="a467" draw:name="Ovale 17">
          <svg:title/>
          <svg:desc/>
          <text:p text:style-name="a464" text:class-names="" text:cond-style-name=""><text:span text:style-name="a463" text:class-names="">Alexandre Chauvin</text:span></text:p>
          <text:p text:style-name="a466" text:class-names="" text:cond-style-name=""><text:span text:style-name="a465" text:class-names="">Président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11063in" svg:y="2.17195in" svg:width="1.5in" svg:height="1.5in" draw:id="id122" draw:style-name="a472" draw:name="Ovale 143">
          <svg:title/>
          <svg:desc/>
          <text:p text:style-name="a469" text:class-names="" text:cond-style-name=""><text:span text:style-name="a468" text:class-names="">David Beaulieu</text:span></text:p>
          <text:p text:style-name="a471" text:class-names="" text:cond-style-name=""><text:span text:style-name="a470" text:class-names="">Vice-Président Finances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31407in" svg:y="3.73148in" svg:width="1.1in" svg:height="1.1in" draw:id="id136" draw:style-name="a477" draw:name="Ovale 43">
          <svg:title/>
          <svg:desc/>
          <text:p text:style-name="a474" text:class-names="" text:cond-style-name=""><text:span text:style-name="a473" text:class-names="">Coralie Hétu</text:span></text:p>
          <text:p text:style-name="a476" text:class-names="" text:cond-style-name=""><text:span text:style-name="a475" text:class-names="">Responsable Comptabilité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31407in" svg:y="4.85689in" svg:width="1.1in" svg:height="1.1in" draw:id="id137" draw:style-name="a482" draw:name="Ovale 6">
          <svg:title/>
          <svg:desc/>
          <text:p text:style-name="a479" text:class-names="" text:cond-style-name=""><text:span text:style-name="a478" text:class-names="">Coralie Hétu</text:span></text:p>
          <text:p text:style-name="a481" text:class-names="" text:cond-style-name=""><text:span text:style-name="a480" text:class-names="">Responsable Comptabilité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31407in" svg:y="5.99372in" svg:width="1.1in" svg:height="1.1in" draw:id="id138" draw:style-name="a487" draw:name="Ovale 44">
          <svg:title/>
          <svg:desc/>
          <text:p text:style-name="a484" text:class-names="" text:cond-style-name=""><text:span text:style-name="a483" text:class-names="">Coralie Hétu</text:span></text:p>
          <text:p text:style-name="a486" text:class-names="" text:cond-style-name=""><text:span text:style-name="a485" text:class-names="">Responsable Comptabilité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03503in" svg:y="2.17195in" svg:width="1.5in" svg:height="1.5in" draw:id="id127" draw:style-name="a492" draw:name="Ovale 146">
          <svg:title/>
          <svg:desc/>
          <text:p text:style-name="a489" text:class-names="" text:cond-style-name=""><text:span text:style-name="a488" text:class-names="">David Paulet</text:span></text:p>
          <text:p text:style-name="a491" text:class-names="" text:cond-style-name=""><text:span text:style-name="a490" text:class-names="">Vice-Président Technologies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28265in" svg:y="3.73148in" svg:width="1.1in" svg:height="1.1in" draw:id="id139" draw:style-name="a497" draw:name="Ovale 45">
          <svg:title/>
          <svg:desc/>
          <text:p text:style-name="a494" text:class-names="" text:cond-style-name=""><text:span text:style-name="a493" text:class-names="">Coralie Hétu</text:span></text:p>
          <text:p text:style-name="a496" text:class-names="" text:cond-style-name=""><text:span text:style-name="a495" text:class-names="">Directeur d’ingénierie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95943in" svg:y="2.17195in" svg:width="1.5in" svg:height="1.5in" draw:id="id125" draw:style-name="a502" draw:name="Ovale 149">
          <svg:title/>
          <svg:desc/>
          <text:p text:style-name="a499" text:class-names="" text:cond-style-name=""><text:span text:style-name="a498" text:class-names="">Liane Cormier</text:span></text:p>
          <text:p text:style-name="a501" text:class-names="" text:cond-style-name=""><text:span text:style-name="a500" text:class-names="">Vice-Président Opérations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14574in" svg:y="3.73148in" svg:width="1.1in" svg:height="1.1in" draw:id="id140" draw:style-name="a507" draw:name="Ovale 39">
          <svg:title/>
          <svg:desc/>
          <text:p text:style-name="a504" text:class-names="" text:cond-style-name=""><text:span text:style-name="a503" text:class-names="">Coralie Hétu</text:span></text:p>
          <text:p text:style-name="a506" text:class-names="" text:cond-style-name=""><text:span text:style-name="a505" text:class-names="">Gestionnaire d’installations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88383in" svg:y="2.17195in" svg:width="1.5in" svg:height="1.5in" draw:id="id141" draw:style-name="a512" draw:name="Ovale 152">
          <svg:title/>
          <svg:desc/>
          <text:p text:style-name="a509" text:class-names="" text:cond-style-name=""><text:span text:style-name="a508" text:class-names="">Marie Berthelette</text:span></text:p>
          <text:p text:style-name="a511" text:class-names="" text:cond-style-name=""><text:span text:style-name="a510" text:class-names="">Vice-Président Marketing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07445in" svg:y="3.73148in" svg:width="1.1in" svg:height="1.1in" draw:id="id142" draw:style-name="a517" draw:name="Ovale 7">
          <svg:title/>
          <svg:desc/>
          <text:p text:style-name="a514" text:class-names="" text:cond-style-name=""><text:span text:style-name="a513" text:class-names="">Coralie Hétu</text:span></text:p>
          <text:p text:style-name="a516" text:class-names="" text:cond-style-name=""><text:span text:style-name="a515" text:class-names="">Responsable marketing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07445in" svg:y="4.85689in" svg:width="1.1in" svg:height="1.1in" draw:id="id143" draw:style-name="a522" draw:name="Ovale 9">
          <svg:title/>
          <svg:desc/>
          <text:p text:style-name="a519" text:class-names="" text:cond-style-name=""><text:span text:style-name="a518" text:class-names="">Coralie Hétu</text:span></text:p>
          <text:p text:style-name="a521" text:class-names="" text:cond-style-name=""><text:span text:style-name="a520" text:class-names="">Responsable marketing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80822in" svg:y="2.17195in" svg:width="1.5in" svg:height="1.5in" draw:id="id144" draw:style-name="a527" draw:name="Ovale 155">
          <svg:title/>
          <svg:desc/>
          <text:p text:style-name="a524" text:class-names="" text:cond-style-name=""><text:span text:style-name="a523" text:class-names="">Coralie Hétu</text:span></text:p>
          <text:p text:style-name="a526" text:class-names="" text:cond-style-name=""><text:span text:style-name="a525" text:class-names="">Vice-président de Produit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00822in" svg:y="3.73148in" svg:width="1.1in" svg:height="1.1in" draw:id="id145" draw:style-name="a532" draw:name="Ovale 8">
          <svg:title/>
          <svg:desc/>
          <text:p text:style-name="a529" text:class-names="" text:cond-style-name=""><text:span text:style-name="a528" text:class-names="">Coralie Hétu</text:span></text:p>
          <text:p text:style-name="a531" text:class-names="" text:cond-style-name=""><text:span text:style-name="a530" text:class-names="">Chef de produit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00822in" svg:y="4.85689in" svg:width="1.1in" svg:height="1.1in" draw:id="id146" draw:style-name="a537" draw:name="Ovale 10">
          <svg:title/>
          <svg:desc/>
          <text:p text:style-name="a534" text:class-names="" text:cond-style-name=""><text:span text:style-name="a533" text:class-names="">Coralie Hétu</text:span></text:p>
          <text:p text:style-name="a536" text:class-names="" text:cond-style-name=""><text:span text:style-name="a535" text:class-names="">Chef de produit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73262in" svg:y="2.17195in" svg:width="1.5in" svg:height="1.5in" draw:id="id123" draw:style-name="a543" draw:name="Ovale 158">
          <svg:title/>
          <svg:desc/>
          <text:p text:style-name="a539" text:class-names="" text:cond-style-name=""><text:span text:style-name="a538" text:class-names="">Marie Methot</text:span></text:p>
          <text:p text:style-name="a542" text:class-names="" text:cond-style-name=""><text:span text:style-name="a540" text:class-names="">Vice-Président Ressources humaines</text:span><text:span text:style-name="a54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97652in" svg:y="3.73148in" svg:width="1.1in" svg:height="1.1in" draw:id="id147" draw:style-name="a548" draw:name="Ovale 15">
          <svg:title/>
          <svg:desc/>
          <text:p text:style-name="a545" text:class-names="" text:cond-style-name=""><text:span text:style-name="a544" text:class-names="">Coralie Hétu</text:span></text:p>
          <text:p text:style-name="a547" text:class-names="" text:cond-style-name=""><text:span text:style-name="a546" text:class-names="">Responsable Ressources Humaines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97652in" svg:y="4.85689in" svg:width="1.1in" svg:height="1.1in" draw:id="id148" draw:style-name="a553" draw:name="Ovale 18">
          <svg:title/>
          <svg:desc/>
          <text:p text:style-name="a550" text:class-names="" text:cond-style-name=""><text:span text:style-name="a549" text:class-names="">Coralie Hétu</text:span></text:p>
          <text:p text:style-name="a552" text:class-names="" text:cond-style-name=""><text:span text:style-name="a551" text:class-names="">Responsable Ressources Humaines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97652in" svg:y="5.99372in" svg:width="1.1in" svg:height="1.1in" draw:id="id149" draw:style-name="a558" draw:name="Ovale 16">
          <svg:title/>
          <svg:desc/>
          <text:p text:style-name="a555" text:class-names="" text:cond-style-name=""><text:span text:style-name="a554" text:class-names="">Coralie Hétu</text:span></text:p>
          <text:p text:style-name="a557" text:class-names="" text:cond-style-name=""><text:span text:style-name="a556" text:class-names="">Responsable Ressources Humaines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presentation:notes draw:style-name="a564">
          <draw:page-thumbnail draw:page-number="3" svg:x="0.75in" svg:y="1.25in" svg:width="6in" svg:height="3.375in" presentation:class="page" draw:id="id150" presentation:style-name="a559" draw:name="Espace réservé de l’image des diapositives 1">
            <svg:title/>
            <svg:desc/>
          </draw:page-thumbnail>
          <draw:frame draw:id="id151" presentation:style-name="a560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52" draw:style-name="a563" draw:name="Espace réservé du numéro de diapositive 3" svg:x="4.24826in" svg:y="9.49826in" svg:width="3.25in" svg:height="0.50174in">
            <draw:text-box>
              <text:p text:style-name="a562" text:class-names="" text:cond-style-name=""><text:span text:style-name="a561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re uniquement">
      <presentation:placeholder presentation:object="title" svg:x="0.54214in" svg:y="0.3376in" svg:width="5.72869in" svg:height="0.9332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  <presentation:placeholder presentation:object="outline" svg:x="0.54214in" svg:y="1.07118in" svg:width="3.91667in" svg:height="0.39931in"/>
    </style:presentation-page-layout>
    <style:presentation-page-layout style:name="Master1-PPL2" style:display-name="Titre et contenu">
      <presentation:placeholder presentation:object="title" svg:x="0.54214in" svg:y="0.3376in" svg:width="5.72869in" svg:height="0.9332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  <presentation:placeholder presentation:object="outline" svg:x="0.54214in" svg:y="1.07118in" svg:width="3.91667in" svg:height="0.39931in"/>
      <presentation:placeholder presentation:object="object" svg:x="0.54167in" svg:y="1.6875in" svg:width="12.41667in" svg:height="5.17708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draw:fill="none" draw:stroke="solid" svg:stroke-width="0.01389in" svg:stroke-color="#000000" svg:stroke-opacity="100%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draw:fill="none" draw:stroke="solid" svg:stroke-width="0.01389in" svg:stroke-color="#000000" svg:stroke-opacity="100%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peak Pro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peak Pro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peak Pro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z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6/06/2022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Espace réservé de l’en-tête 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Espace réservé de la date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16/06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Espace réservé de l’image des diapositives 3">
          <svg:title/>
          <svg:desc/>
        </draw:page-thumbnail>
        <draw:frame draw:id="id8" presentation:style-name="a52" draw:name="Espace réservé des commentaires 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Modifiez les styles du texte du masque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Deuxième niveau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Espace réservé du pied de page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Espace réservé du numéro de diapositive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re-uniquement" style:page-layout-name="pageLayout1" draw:style-name="a60">
      <draw:frame draw:id="id11" presentation:style-name="a63" draw:name="Titre 1" svg:x="0.54214in" svg:y="0.3376in" svg:width="5.72869in" svg:height="0.93324in" presentation:class="title" presentation:placeholder="false">
        <draw:text-box>
          <text:p text:style-name="a62" text:class-names="" text:cond-style-name=""><text:span text:style-name="a61" text:class-names="">CLIQUEZ POUR MODIFIER LE STYLE DU TITRE DE MASQUE</text:span></text:p>
        </draw:text-box>
        <svg:title/>
        <svg:desc/>
      </draw:frame>
      <draw:frame draw:id="id12" presentation:style-name="a67" draw:name="Espace réservé de la date 2" svg:x="0.91667in" svg:y="6.95139in" svg:width="3in" svg:height="0.39931in" presentation:class="date-time" presentation:placeholder="false">
        <draw:text-box>
          <text:p text:style-name="a66" text:class-names="" text:cond-style-name=""><text:span text:style-name="a64" text:class-names=""><text:date text:fixed="false" style:data-style-name="a65">16/06/2022</text:date></text:span></text:p>
        </draw:text-box>
        <svg:title/>
        <svg:desc/>
      </draw:frame>
      <draw:frame draw:id="id13" presentation:style-name="a70" draw:name="Espace réservé du pied de page 3" svg:x="4.41667in" svg:y="6.95139in" svg:width="4.5in" svg:height="0.39931in" presentation:class="footer" presentation:placeholder="false">
        <draw:text-box>
          <text:p text:style-name="a69" text:class-names="" text:cond-style-name=""><text:span text:style-name="a68" text:class-names=""/></text:p>
        </draw:text-box>
        <svg:title/>
        <svg:desc/>
      </draw:frame>
      <draw:frame draw:id="id14" presentation:style-name="a73" draw:name="Espace réservé du numéro de diapositive 4" svg:x="9.41667in" svg:y="6.95139in" svg:width="3in" svg:height="0.39931in" presentation:class="page-number" presentation:placeholder="false">
        <draw:text-box>
          <text:p text:style-name="a72" text:class-names="" text:cond-style-name=""><text:span text:style-name="a71" text:class-names=""><text:page-number style:num-format="1" text:fixed="false"/></text:span></text:p>
        </draw:text-box>
        <svg:title/>
        <svg:desc/>
      </draw:frame>
      <draw:frame draw:id="id15" presentation:style-name="a77" draw:name="Espace réservé du texte 7" svg:x="0.54214in" svg:y="1.07118in" svg:width="3.91667in" svg:height="0.39931in" presentation:class="outline" presentation:placeholder="false">
        <draw:text-box>
          <text:list text:style-name="a76">
            <text:list-item>
              <text:p text:style-name="a75" text:class-names="" text:cond-style-name=""><text:span text:style-name="a74" text:class-names="">Modifiez les styles du texte</text:span></text:p>
            </text:list-item>
          </text:list>
        </draw:text-box>
        <svg:title/>
        <svg:desc/>
      </draw:frame>
      <presentation:notes style:page-layout-name="pageLayout2" draw:style-name="a107">
        <draw:frame draw:id="id5" presentation:style-name="a80" draw:name="Espace réservé de l’en-tête 1" svg:x="0in" svg:y="0in" svg:width="3.25in" svg:height="0.50174in" presentation:class="head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6" presentation:style-name="a84" draw:name="Espace réservé de la date 2" svg:x="4.24826in" svg:y="0in" svg:width="3.25in" svg:height="0.50174in" presentation:class="date-time" presentation:placeholder="false">
          <draw:text-box>
            <text:p text:style-name="a83" text:class-names="" text:cond-style-name=""><text:span text:style-name="a81" text:class-names=""><text:date text:fixed="false" style:data-style-name="a82">16/06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5" draw:name="Espace réservé de l’image des diapositives 3">
          <svg:title/>
          <svg:desc/>
        </draw:page-thumbnail>
        <draw:frame draw:id="id8" presentation:style-name="a100" draw:name="Espace réservé des commentaires 4" svg:x="0.75in" svg:y="4.8125in" svg:width="6in" svg:height="3.9375in" presentation:class="notes" presentation:placeholder="false">
          <draw:text-box>
            <text:p text:style-name="a87" text:class-names="" text:cond-style-name=""><text:span text:style-name="a86" text:class-names="">Modifiez les styles du texte du masque</text:span></text:p>
            <text:list text:style-name="a90">
              <text:list-item>
                <text:list text:style-name="a90">
                  <text:list-item>
                    <text:p text:style-name="a89" text:class-names="" text:cond-style-name=""><text:span text:style-name="a88" text:class-names="">Deuxième niveau</text:span></text:p>
                  </text:list-item>
                </text:list>
              </text:list-item>
            </text:list>
            <text:list text:style-name="a93">
              <text:list-item>
                <text:list text:style-name="a93">
                  <text:list-item>
                    <text:list text:style-name="a93">
                      <text:list-item>
                        <text:p text:style-name="a92" text:class-names="" text:cond-style-name=""><text:span text:style-name="a9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list text:style-name="a96">
                          <text:list-item>
                            <text:p text:style-name="a95" text:class-names="" text:cond-style-name=""><text:span text:style-name="a9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list text:style-name="a99">
                              <text:list-item>
                                <text:p text:style-name="a98" text:class-names="" text:cond-style-name=""><text:span text:style-name="a9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3" draw:name="Espace réservé du pied de page 5" svg:x="0in" svg:y="9.49826in" svg:width="3.25in" svg:height="0.50174in" presentation:class="footer" presentation:placeholder="false">
          <draw:text-box>
            <text:p text:style-name="a102" text:class-names="" text:cond-style-name=""><text:span text:style-name="a101" text:class-names=""/></text:p>
          </draw:text-box>
          <svg:title/>
          <svg:desc/>
        </draw:frame>
        <draw:frame draw:id="id10" presentation:style-name="a106" draw:name="Espace réservé du numéro de diapositive 6" svg:x="4.24826in" svg:y="9.49826in" svg:width="3.25in" svg:height="0.50174in" presentation:class="page-number" presentation:placeholder="false">
          <draw:text-box>
            <text:p text:style-name="a105" text:class-names="" text:cond-style-name=""><text:span text:style-name="a1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Titre-et-contenu" style:page-layout-name="pageLayout1" draw:style-name="a108">
      <draw:frame draw:id="id16" presentation:style-name="a111" draw:name="Titre 1" svg:x="0.54214in" svg:y="0.3376in" svg:width="5.72869in" svg:height="0.93324in" presentation:class="title" presentation:placeholder="false">
        <draw:text-box>
          <text:p text:style-name="a110" text:class-names="" text:cond-style-name=""><text:span text:style-name="a109" text:class-names="">CLIQUEZ POUR MODIFIER LE STYLE DU TITRE DE MASQUE</text:span></text:p>
        </draw:text-box>
        <svg:title/>
        <svg:desc/>
      </draw:frame>
      <draw:frame draw:id="id17" presentation:style-name="a115" draw:name="Espace réservé de la date 2" svg:x="0.91667in" svg:y="6.95139in" svg:width="3in" svg:height="0.39931in" presentation:class="date-time" presentation:placeholder="false">
        <draw:text-box>
          <text:p text:style-name="a114" text:class-names="" text:cond-style-name=""><text:span text:style-name="a112" text:class-names=""><text:date text:fixed="false" style:data-style-name="a113">16/06/2022</text:date></text:span></text:p>
        </draw:text-box>
        <svg:title/>
        <svg:desc/>
      </draw:frame>
      <draw:frame draw:id="id18" presentation:style-name="a118" draw:name="Espace réservé du pied de page 3" svg:x="4.41667in" svg:y="6.95139in" svg:width="4.5in" svg:height="0.39931in" presentation:class="footer" presentation:placeholder="false">
        <draw:text-box>
          <text:p text:style-name="a117" text:class-names="" text:cond-style-name=""><text:span text:style-name="a116" text:class-names=""/></text:p>
        </draw:text-box>
        <svg:title/>
        <svg:desc/>
      </draw:frame>
      <draw:frame draw:id="id19" presentation:style-name="a121" draw:name="Espace réservé du numéro de diapositive 4" svg:x="9.41667in" svg:y="6.95139in" svg:width="3in" svg:height="0.39931in" presentation:class="page-number" presentation:placeholder="false">
        <draw:text-box>
          <text:p text:style-name="a120" text:class-names="" text:cond-style-name=""><text:span text:style-name="a119" text:class-names=""><text:page-number style:num-format="1" text:fixed="false"/></text:span></text:p>
        </draw:text-box>
        <svg:title/>
        <svg:desc/>
      </draw:frame>
      <draw:frame draw:id="id20" presentation:style-name="a125" draw:name="Espace réservé du texte 7" svg:x="0.54214in" svg:y="1.07118in" svg:width="3.91667in" svg:height="0.39931in" presentation:class="outline" presentation:placeholder="false">
        <draw:text-box>
          <text:list text:style-name="a124">
            <text:list-item>
              <text:p text:style-name="a123" text:class-names="" text:cond-style-name=""><text:span text:style-name="a122" text:class-names="">Modifiez les styles du texte</text:span></text:p>
            </text:list-item>
          </text:list>
        </draw:text-box>
        <svg:title/>
        <svg:desc/>
      </draw:frame>
      <draw:frame draw:id="id21" presentation:style-name="a141" draw:name="Espace réservé du contenu 6" svg:x="0.54167in" svg:y="1.6875in" svg:width="12.41667in" svg:height="5.1770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Modifiez les styles du texte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Deuxième niveau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list text:style-name="a140">
                            <text:list-item>
                              <text:p text:style-name="a139" text:class-names="" text:cond-style-name=""><text:span text:style-name="a13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71">
        <draw:frame draw:id="id5" presentation:style-name="a144" draw:name="Espace réservé de l’en-tête 1" svg:x="0in" svg:y="0in" svg:width="3.25in" svg:height="0.50174in" presentation:class="header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6" presentation:style-name="a148" draw:name="Espace réservé de la date 2" svg:x="4.24826in" svg:y="0in" svg:width="3.25in" svg:height="0.50174in" presentation:class="date-time" presentation:placeholder="false">
          <draw:text-box>
            <text:p text:style-name="a147" text:class-names="" text:cond-style-name=""><text:span text:style-name="a145" text:class-names=""><text:date text:fixed="false" style:data-style-name="a146">16/06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9" draw:name="Espace réservé de l’image des diapositives 3">
          <svg:title/>
          <svg:desc/>
        </draw:page-thumbnail>
        <draw:frame draw:id="id8" presentation:style-name="a164" draw:name="Espace réservé des commentaires 4" svg:x="0.75in" svg:y="4.8125in" svg:width="6in" svg:height="3.9375in" presentation:class="notes" presentation:placeholder="false">
          <draw:text-box>
            <text:p text:style-name="a151" text:class-names="" text:cond-style-name=""><text:span text:style-name="a150" text:class-names="">Modifiez les styles du texte du masque</text:span></text:p>
            <text:list text:style-name="a154">
              <text:list-item>
                <text:list text:style-name="a154">
                  <text:list-item>
                    <text:p text:style-name="a153" text:class-names="" text:cond-style-name=""><text:span text:style-name="a152" text:class-names="">Deuxième niveau</text:span></text:p>
                  </text:list-item>
                </text:list>
              </text:list-item>
            </text:list>
            <text:list text:style-name="a157">
              <text:list-item>
                <text:list text:style-name="a157">
                  <text:list-item>
                    <text:list text:style-name="a157">
                      <text:list-item>
                        <text:p text:style-name="a156" text:class-names="" text:cond-style-name=""><text:span text:style-name="a15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list text:style-name="a160">
                          <text:list-item>
                            <text:p text:style-name="a159" text:class-names="" text:cond-style-name=""><text:span text:style-name="a15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list text:style-name="a163">
                              <text:list-item>
                                <text:p text:style-name="a162" text:class-names="" text:cond-style-name=""><text:span text:style-name="a16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7" draw:name="Espace réservé du pied de page 5" svg:x="0in" svg:y="9.49826in" svg:width="3.25in" svg:height="0.50174in" presentation:class="footer" presentation:placeholder="false">
          <draw:text-box>
            <text:p text:style-name="a166" text:class-names="" text:cond-style-name=""><text:span text:style-name="a165" text:class-names=""/></text:p>
          </draw:text-box>
          <svg:title/>
          <svg:desc/>
        </draw:frame>
        <draw:frame draw:id="id10" presentation:style-name="a170" draw:name="Espace réservé du numéro de diapositive 6" svg:x="4.24826in" svg:y="9.49826in" svg:width="3.25in" svg:height="0.50174in" presentation:class="page-number" presentation:placeholder="false">
          <draw:text-box>
            <text:p text:style-name="a169" text:class-names="" text:cond-style-name=""><text:span text:style-name="a16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72">
      <draw:frame draw:id="id22" presentation:style-name="a175" draw:name="Espace réservé de l’en-tête 1" svg:x="0in" svg:y="0in" svg:width="3.25in" svg:height="0.50174in" presentation:class="header" presentation:placeholder="false">
        <draw:text-box>
          <text:p text:style-name="a174" text:class-names="" text:cond-style-name=""><text:span text:style-name="a173" text:class-names=""/></text:p>
        </draw:text-box>
        <svg:title/>
        <svg:desc/>
      </draw:frame>
      <draw:frame draw:id="id23" presentation:style-name="a179" draw:name="Espace réservé de la date 2" svg:x="4.24826in" svg:y="0in" svg:width="3.25in" svg:height="0.50174in" presentation:class="date-time" presentation:placeholder="false">
        <draw:text-box>
          <text:p text:style-name="a178" text:class-names="" text:cond-style-name=""><text:span text:style-name="a176" text:class-names=""><text:date text:fixed="false" style:data-style-name="a177">16/06/2022</text:date></text:span></text:p>
        </draw:text-box>
        <svg:title/>
        <svg:desc/>
      </draw:frame>
      <draw:frame draw:id="id24" presentation:style-name="a182" draw:name="Espace réservé du pied de page 3" svg:x="0in" svg:y="9.49826in" svg:width="3.25in" svg:height="0.50174in" presentation:class="footer" presentation:placeholder="false">
        <draw:text-box>
          <text:p text:style-name="a181" text:class-names="" text:cond-style-name=""><text:span text:style-name="a180" text:class-names=""/></text:p>
        </draw:text-box>
        <svg:title/>
        <svg:desc/>
      </draw:frame>
      <draw:frame draw:id="id25" presentation:style-name="a185" draw:name="Espace réservé du numéro de diapositive 4" svg:x="4.24826in" svg:y="9.49826in" svg:width="3.25in" svg:height="0.50174in" presentation:class="page-number" presentation:placeholder="false">
        <draw:text-box>
          <text:p text:style-name="a184" text:class-names="" text:cond-style-name=""><text:span text:style-name="a183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roupe du mail</dc:title>
    <meta:initial-creator>delyan zergua</meta:initial-creator>
    <dc:creator>delyan zergua</dc:creator>
    <meta:creation-date>2022-05-18T16:46:17Z</meta:creation-date>
    <dc:date>2022-06-16T21:31:59Z</dc:date>
    <meta:template xlink:href="Organigramme%20à%20code%20de%20couleurs" xlink:type="simple"/>
    <meta:editing-cycles>2</meta:editing-cycles>
    <meta:editing-duration>PT0S</meta:editing-duration>
    <meta:document-statistic meta:paragraph-count="110" meta:word-count="249"/>
  </office:meta>
</office:document-meta>
</file>